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251.89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45.01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100m_sort" table:style-name="ta1">
        <table:shapes>
          <draw:frame draw:z-index="0" draw:style-name="gr1" draw:text-style-name="P1" svg:width="453.51pt" svg:height="255.09pt" svg:x="54.91pt" svg:y="2580.94pt">
            <draw:object draw:notify-on-update-of-ranges="100m_sort.E4:100m_sort.E69 100m_sort.B2:100m_sort.B2 100m_sort.F4:100m_sort.F69 100m_sort.E73:100m_sort.E122 100m_sort.B71:100m_sort.B71 100m_sort.F73:100m_sort.F122 100m_sort.E127:100m_sort.E197 100m_sort.C125:100m_sort.C125 100m_sort.F127:100m_sort.F19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17.51pt" svg:y="2931.22pt">
            <draw:object draw:notify-on-update-of-ranges="100m_sort.E73:100m_sort.E122 100m_sort.B71:100m_sort.B71 100m_sort.F73:100m_sort.F122 100m_sort.E127:100m_sort.E197 100m_sort.C125:100m_sort.C125 100m_sort.F127:100m_sort.F19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del name : AMD FX(tm)-8350 Eight-Core Processor</text:p>
          </table:table-cell>
          <table:table-cell office:value-type="string" calcext:value-type="string">
            <text:p>Centralized 1 Thre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<text:s/>host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particles</text:p>
          </table:table-cell>
          <table:table-cell office:value-type="string" calcext:value-type="string">
            <text:p><text:s/>grainsize</text:p>
          </table:table-cell>
          <table:table-cell office:value-type="string" calcext:value-type="string">
            <text:p><text:s/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00" calcext:value-type="float">
            <text:p>100000000</text:p>
          </table:table-cell>
          <table:table-cell office:value-type="float" office:value="6.08371" calcext:value-type="float">
            <text:p>6.08371</text:p>
          </table:table-cell>
          <table:table-cell table:formula="of:=6.08371/ [.F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6.08231" calcext:value-type="float">
            <text:p>6.08231</text:p>
          </table:table-cell>
          <table:table-cell table:formula="of:=6.08371/ [.F5]" office:value-type="float" office:value="1.00023017570627" calcext:value-type="float">
            <text:p>1.0002301757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6.09693" calcext:value-type="float">
            <text:p>6.09693</text:p>
          </table:table-cell>
          <table:table-cell table:formula="of:=6.08371/ [.F6]" office:value-type="float" office:value="0.997831695623863" calcext:value-type="float">
            <text:p>0.997831695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6.10143" calcext:value-type="float">
            <text:p>6.10143</text:p>
          </table:table-cell>
          <table:table-cell table:formula="of:=6.08371/ [.F7]" office:value-type="float" office:value="0.99709576279659" calcext:value-type="float">
            <text:p>0.9970957628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6.13386" calcext:value-type="float">
            <text:p>6.13386</text:p>
          </table:table-cell>
          <table:table-cell table:formula="of:=6.08371/ [.F8]" office:value-type="float" office:value="0.991824071628632" calcext:value-type="float">
            <text:p>0.991824071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6.13959" calcext:value-type="float">
            <text:p>6.13959</text:p>
          </table:table-cell>
          <table:table-cell table:formula="of:=6.08371/ [.F9]" office:value-type="float" office:value="0.990898415040744" calcext:value-type="float">
            <text:p>0.990898415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6.13916" calcext:value-type="float">
            <text:p>6.13916</text:p>
          </table:table-cell>
          <table:table-cell table:formula="of:=6.08371/ [.F10]" office:value-type="float" office:value="0.990967819701718" calcext:value-type="float">
            <text:p>0.9909678197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6.15837" calcext:value-type="float">
            <text:p>6.15837</text:p>
          </table:table-cell>
          <table:table-cell table:formula="of:=6.08371/ [.F11]" office:value-type="float" office:value="0.987876662168723" calcext:value-type="float">
            <text:p>0.9878766622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.18668" calcext:value-type="float">
            <text:p>6.18668</text:p>
          </table:table-cell>
          <table:table-cell table:formula="of:=6.08371/ [.F12]" office:value-type="float" office:value="0.983356178111685" calcext:value-type="float">
            <text:p>0.9833561781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.24367" calcext:value-type="float">
            <text:p>6.24367</text:p>
          </table:table-cell>
          <table:table-cell table:formula="of:=6.08371/ [.F13]" office:value-type="float" office:value="0.974380452522315" calcext:value-type="float">
            <text:p>0.9743804525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6.25743" calcext:value-type="float">
            <text:p>6.25743</text:p>
          </table:table-cell>
          <table:table-cell table:formula="of:=6.08371/ [.F14]" office:value-type="float" office:value="0.972237803698963" calcext:value-type="float">
            <text:p>0.9722378037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6.26811" calcext:value-type="float">
            <text:p>6.26811</text:p>
          </table:table-cell>
          <table:table-cell table:formula="of:=6.08371/ [.F15]" office:value-type="float" office:value="0.970581243788" calcext:value-type="float">
            <text:p>0.9705812438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6.27842" calcext:value-type="float">
            <text:p>6.27842</text:p>
          </table:table-cell>
          <table:table-cell table:formula="of:=6.08371/ [.F16]" office:value-type="float" office:value="0.968987420401948" calcext:value-type="float">
            <text:p>0.9689874204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6.28475" calcext:value-type="float">
            <text:p>6.28475</text:p>
          </table:table-cell>
          <table:table-cell table:formula="of:=6.08371/ [.F17]" office:value-type="float" office:value="0.968011456302956" calcext:value-type="float">
            <text:p>0.968011456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29785" calcext:value-type="float">
            <text:p>6.29785</text:p>
          </table:table-cell>
          <table:table-cell table:formula="of:=6.08371/ [.F18]" office:value-type="float" office:value="0.965997919925054" calcext:value-type="float">
            <text:p>0.9659979199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6.31751" calcext:value-type="float">
            <text:p>6.31751</text:p>
          </table:table-cell>
          <table:table-cell table:formula="of:=6.08371/ [.F19]" office:value-type="float" office:value="0.962991748331225" calcext:value-type="float">
            <text:p>0.962991748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6.32127" calcext:value-type="float">
            <text:p>6.32127</text:p>
          </table:table-cell>
          <table:table-cell table:formula="of:=6.08371/ [.F20]" office:value-type="float" office:value="0.962418944294422" calcext:value-type="float">
            <text:p>0.962418944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6.35272" calcext:value-type="float">
            <text:p>6.35272</text:p>
          </table:table-cell>
          <table:table-cell table:formula="of:=6.08371/ [.F21]" office:value-type="float" office:value="0.957654359077687" calcext:value-type="float">
            <text:p>0.9576543591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.3775" calcext:value-type="float">
            <text:p>6.3775</text:p>
          </table:table-cell>
          <table:table-cell table:formula="of:=6.08371/ [.F22]" office:value-type="float" office:value="0.953933359466876" calcext:value-type="float">
            <text:p>0.9539333595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6.38658" calcext:value-type="float">
            <text:p>6.38658</text:p>
          </table:table-cell>
          <table:table-cell table:formula="of:=6.08371/ [.F23]" office:value-type="float" office:value="0.952577122654065" calcext:value-type="float">
            <text:p>0.9525771227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6.39222" calcext:value-type="float">
            <text:p>6.39222</text:p>
          </table:table-cell>
          <table:table-cell table:formula="of:=6.08371/ [.F24]" office:value-type="float" office:value="0.951736642355864" calcext:value-type="float">
            <text:p>0.9517366424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6.39825" calcext:value-type="float">
            <text:p>6.39825</text:p>
          </table:table-cell>
          <table:table-cell table:formula="of:=6.08371/ [.F25]" office:value-type="float" office:value="0.950839682725745" calcext:value-type="float">
            <text:p>0.9508396827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6.41088" calcext:value-type="float">
            <text:p>6.41088</text:p>
          </table:table-cell>
          <table:table-cell table:formula="of:=6.08371/ [.F26]" office:value-type="float" office:value="0.948966444544275" calcext:value-type="float">
            <text:p>0.9489664445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6.42396" calcext:value-type="float">
            <text:p>6.42396</text:p>
          </table:table-cell>
          <table:table-cell table:formula="of:=6.08371/ [.F27]" office:value-type="float" office:value="0.947034228108519" calcext:value-type="float">
            <text:p>0.9470342281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6.43984" calcext:value-type="float">
            <text:p>6.43984</text:p>
          </table:table-cell>
          <table:table-cell table:formula="of:=6.08371/ [.F28]" office:value-type="float" office:value="0.944698936619543" calcext:value-type="float">
            <text:p>0.944698936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6.45949" calcext:value-type="float">
            <text:p>6.45949</text:p>
          </table:table-cell>
          <table:table-cell table:formula="of:=6.08371/ [.F29]" office:value-type="float" office:value="0.941825128609225" calcext:value-type="float">
            <text:p>0.941825128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6.48041" calcext:value-type="float">
            <text:p>6.48041</text:p>
          </table:table-cell>
          <table:table-cell table:formula="of:=6.08371/ [.F30]" office:value-type="float" office:value="0.938784737385443" calcext:value-type="float">
            <text:p>0.9387847374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.528" calcext:value-type="float">
            <text:p>6.528</text:p>
          </table:table-cell>
          <table:table-cell table:formula="of:=6.08371/ [.F31]" office:value-type="float" office:value="0.931940870098039" calcext:value-type="float">
            <text:p>0.9319408701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6.53466" calcext:value-type="float">
            <text:p>6.53466</text:p>
          </table:table-cell>
          <table:table-cell table:formula="of:=6.08371/ [.F32]" office:value-type="float" office:value="0.930991053857431" calcext:value-type="float">
            <text:p>0.9309910539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6.5481" calcext:value-type="float">
            <text:p>6.5481</text:p>
          </table:table-cell>
          <table:table-cell table:formula="of:=6.08371/ [.F33]" office:value-type="float" office:value="0.929080191200501" calcext:value-type="float">
            <text:p>0.9290801912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.55178" calcext:value-type="float">
            <text:p>6.55178</text:p>
          </table:table-cell>
          <table:table-cell table:formula="of:=6.08371/ [.F34]" office:value-type="float" office:value="0.928558345976208" calcext:value-type="float">
            <text:p>0.92855834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.55415" calcext:value-type="float">
            <text:p>6.55415</text:p>
          </table:table-cell>
          <table:table-cell table:formula="of:=6.08371/ [.F35]" office:value-type="float" office:value="0.928222576535478" calcext:value-type="float">
            <text:p>0.9282225765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6.57549" calcext:value-type="float">
            <text:p>6.57549</text:p>
          </table:table-cell>
          <table:table-cell table:formula="of:=6.08371/ [.F36]" office:value-type="float" office:value="0.925210136430897" calcext:value-type="float">
            <text:p>0.9252101364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6.58723" calcext:value-type="float">
            <text:p>6.58723</text:p>
          </table:table-cell>
          <table:table-cell table:formula="of:=6.08371/ [.F37]" office:value-type="float" office:value="0.923561193399957" calcext:value-type="float">
            <text:p>0.9235611934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6.60244" calcext:value-type="float">
            <text:p>6.60244</text:p>
          </table:table-cell>
          <table:table-cell table:formula="of:=6.08371/ [.F38]" office:value-type="float" office:value="0.921433591217792" calcext:value-type="float">
            <text:p>0.9214335912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6.61896" calcext:value-type="float">
            <text:p>6.61896</text:p>
          </table:table-cell>
          <table:table-cell table:formula="of:=6.08371/ [.F39]" office:value-type="float" office:value="0.919133821627567" calcext:value-type="float">
            <text:p>0.919133821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.66192" calcext:value-type="float">
            <text:p>6.66192</text:p>
          </table:table-cell>
          <table:table-cell table:formula="of:=6.08371/ [.F40]" office:value-type="float" office:value="0.913206703172659" calcext:value-type="float">
            <text:p>0.9132067032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" calcext:value-type="float">
            <text:p>9000</text:p>
          </table:table-cell>
          <table:table-cell office:value-type="float" office:value="6.66827" calcext:value-type="float">
            <text:p>6.66827</text:p>
          </table:table-cell>
          <table:table-cell table:formula="of:=6.08371/ [.F41]" office:value-type="float" office:value="0.912337082931555" calcext:value-type="float">
            <text:p>0.9123370829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" calcext:value-type="float">
            <text:p>8000</text:p>
          </table:table-cell>
          <table:table-cell office:value-type="float" office:value="6.67805" calcext:value-type="float">
            <text:p>6.67805</text:p>
          </table:table-cell>
          <table:table-cell table:formula="of:=6.08371/ [.F42]" office:value-type="float" office:value="0.91100096585081" calcext:value-type="float">
            <text:p>0.9110009659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" calcext:value-type="float">
            <text:p>7000</text:p>
          </table:table-cell>
          <table:table-cell office:value-type="float" office:value="6.68006" calcext:value-type="float">
            <text:p>6.68006</text:p>
          </table:table-cell>
          <table:table-cell table:formula="of:=6.08371/ [.F43]" office:value-type="float" office:value="0.910726849758834" calcext:value-type="float">
            <text:p>0.9107268498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" calcext:value-type="float">
            <text:p>6000</text:p>
          </table:table-cell>
          <table:table-cell office:value-type="float" office:value="6.69362" calcext:value-type="float">
            <text:p>6.69362</text:p>
          </table:table-cell>
          <table:table-cell table:formula="of:=6.08371/ [.F44]" office:value-type="float" office:value="0.908881890516641" calcext:value-type="float">
            <text:p>0.9088818905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" calcext:value-type="float">
            <text:p>5000</text:p>
          </table:table-cell>
          <table:table-cell office:value-type="float" office:value="6.70646" calcext:value-type="float">
            <text:p>6.70646</text:p>
          </table:table-cell>
          <table:table-cell table:formula="of:=6.08371/ [.F45]" office:value-type="float" office:value="0.907141770770272" calcext:value-type="float">
            <text:p>0.9071417708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6.71928" calcext:value-type="float">
            <text:p>6.71928</text:p>
          </table:table-cell>
          <table:table-cell table:formula="of:=6.08371/ [.F46]" office:value-type="float" office:value="0.905410996416283" calcext:value-type="float">
            <text:p>0.9054109964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6.73021" calcext:value-type="float">
            <text:p>6.73021</text:p>
          </table:table-cell>
          <table:table-cell table:formula="of:=6.08371/ [.F47]" office:value-type="float" office:value="0.9039405902639" calcext:value-type="float">
            <text:p>0.903940590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6.77382" calcext:value-type="float">
            <text:p>6.77382</text:p>
          </table:table-cell>
          <table:table-cell table:formula="of:=6.08371/ [.F48]" office:value-type="float" office:value="0.89812100114854" calcext:value-type="float">
            <text:p>0.8981210011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.80674" calcext:value-type="float">
            <text:p>6.80674</text:p>
          </table:table-cell>
          <table:table-cell table:formula="of:=6.08371/ [.F49]" office:value-type="float" office:value="0.893777344220581" calcext:value-type="float">
            <text:p>0.8937773442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" calcext:value-type="float">
            <text:p>900</text:p>
          </table:table-cell>
          <table:table-cell office:value-type="float" office:value="6.81371" calcext:value-type="float">
            <text:p>6.81371</text:p>
          </table:table-cell>
          <table:table-cell table:formula="of:=6.08371/ [.F50]" office:value-type="float" office:value="0.892863065789416" calcext:value-type="float">
            <text:p>0.8928630658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" calcext:value-type="float">
            <text:p>800</text:p>
          </table:table-cell>
          <table:table-cell office:value-type="float" office:value="6.81956" calcext:value-type="float">
            <text:p>6.81956</text:p>
          </table:table-cell>
          <table:table-cell table:formula="of:=6.08371/ [.F51]" office:value-type="float" office:value="0.892097144097273" calcext:value-type="float">
            <text:p>0.8920971441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" calcext:value-type="float">
            <text:p>700</text:p>
          </table:table-cell>
          <table:table-cell office:value-type="float" office:value="6.84604" calcext:value-type="float">
            <text:p>6.84604</text:p>
          </table:table-cell>
          <table:table-cell table:formula="of:=6.08371/ [.F52]" office:value-type="float" office:value="0.88864657524642" calcext:value-type="float">
            <text:p>0.8886465752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" calcext:value-type="float">
            <text:p>600</text:p>
          </table:table-cell>
          <table:table-cell office:value-type="float" office:value="6.85523" calcext:value-type="float">
            <text:p>6.85523</text:p>
          </table:table-cell>
          <table:table-cell table:formula="of:=6.08371/ [.F53]" office:value-type="float" office:value="0.887455271376745" calcext:value-type="float">
            <text:p>0.8874552714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" calcext:value-type="float">
            <text:p>500</text:p>
          </table:table-cell>
          <table:table-cell office:value-type="float" office:value="6.87203" calcext:value-type="float">
            <text:p>6.87203</text:p>
          </table:table-cell>
          <table:table-cell table:formula="of:=6.08371/ [.F54]" office:value-type="float" office:value="0.885285716156652" calcext:value-type="float">
            <text:p>0.8852857162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" calcext:value-type="float">
            <text:p>400</text:p>
          </table:table-cell>
          <table:table-cell office:value-type="float" office:value="6.88886" calcext:value-type="float">
            <text:p>6.88886</text:p>
          </table:table-cell>
          <table:table-cell table:formula="of:=6.08371/ [.F55]" office:value-type="float" office:value="0.883122896966987" calcext:value-type="float">
            <text:p>0.883122897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" calcext:value-type="float">
            <text:p>300</text:p>
          </table:table-cell>
          <table:table-cell office:value-type="float" office:value="6.9199" calcext:value-type="float">
            <text:p>6.9199</text:p>
          </table:table-cell>
          <table:table-cell table:formula="of:=6.08371/ [.F56]" office:value-type="float" office:value="0.879161548577292" calcext:value-type="float">
            <text:p>0.879161548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" calcext:value-type="float">
            <text:p>200</text:p>
          </table:table-cell>
          <table:table-cell office:value-type="float" office:value="6.97794" calcext:value-type="float">
            <text:p>6.97794</text:p>
          </table:table-cell>
          <table:table-cell table:formula="of:=6.08371/ [.F57]" office:value-type="float" office:value="0.871848998415005" calcext:value-type="float">
            <text:p>0.8718489984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" calcext:value-type="float">
            <text:p>100</text:p>
          </table:table-cell>
          <table:table-cell office:value-type="float" office:value="7.12084" calcext:value-type="float">
            <text:p>7.12084</text:p>
          </table:table-cell>
          <table:table-cell table:formula="of:=6.08371/ [.F58]" office:value-type="float" office:value="0.854352857247179" calcext:value-type="float">
            <text:p>0.8543528572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" calcext:value-type="float">
            <text:p>90</text:p>
          </table:table-cell>
          <table:table-cell office:value-type="float" office:value="7.15041" calcext:value-type="float">
            <text:p>7.15041</text:p>
          </table:table-cell>
          <table:table-cell table:formula="of:=6.08371/ [.F59]" office:value-type="float" office:value="0.850819743203537" calcext:value-type="float">
            <text:p>0.8508197432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" calcext:value-type="float">
            <text:p>80</text:p>
          </table:table-cell>
          <table:table-cell office:value-type="float" office:value="7.17527" calcext:value-type="float">
            <text:p>7.17527</text:p>
          </table:table-cell>
          <table:table-cell table:formula="of:=6.08371/ [.F60]" office:value-type="float" office:value="0.8478719267707" calcext:value-type="float">
            <text:p>0.8478719268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" calcext:value-type="float">
            <text:p>70</text:p>
          </table:table-cell>
          <table:table-cell office:value-type="float" office:value="7.21246" calcext:value-type="float">
            <text:p>7.21246</text:p>
          </table:table-cell>
          <table:table-cell table:formula="of:=6.08371/ [.F61]" office:value-type="float" office:value="0.84349999861351" calcext:value-type="float">
            <text:p>0.843499998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" calcext:value-type="float">
            <text:p>60</text:p>
          </table:table-cell>
          <table:table-cell office:value-type="float" office:value="7.27048" calcext:value-type="float">
            <text:p>7.27048</text:p>
          </table:table-cell>
          <table:table-cell table:formula="of:=6.08371/ [.F62]" office:value-type="float" office:value="0.836768686524136" calcext:value-type="float">
            <text:p>0.8367686865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" calcext:value-type="float">
            <text:p>50</text:p>
          </table:table-cell>
          <table:table-cell office:value-type="float" office:value="7.35341" calcext:value-type="float">
            <text:p>7.35341</text:p>
          </table:table-cell>
          <table:table-cell table:formula="of:=6.08371/ [.F63]" office:value-type="float" office:value="0.827331809323837" calcext:value-type="float">
            <text:p>0.827331809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" calcext:value-type="float">
            <text:p>40</text:p>
          </table:table-cell>
          <table:table-cell office:value-type="float" office:value="7.4529" calcext:value-type="float">
            <text:p>7.4529</text:p>
          </table:table-cell>
          <table:table-cell table:formula="of:=6.08371/ [.F64]" office:value-type="float" office:value="0.816287619584323" calcext:value-type="float">
            <text:p>0.816287619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" calcext:value-type="float">
            <text:p>30</text:p>
          </table:table-cell>
          <table:table-cell office:value-type="float" office:value="7.61664" calcext:value-type="float">
            <text:p>7.61664</text:p>
          </table:table-cell>
          <table:table-cell table:formula="of:=6.08371/ [.F65]" office:value-type="float" office:value="0.798739339131165" calcext:value-type="float">
            <text:p>0.7987393391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" calcext:value-type="float">
            <text:p>20</text:p>
          </table:table-cell>
          <table:table-cell office:value-type="float" office:value="7.9212" calcext:value-type="float">
            <text:p>7.9212</text:p>
          </table:table-cell>
          <table:table-cell table:formula="of:=6.08371/ [.F66]" office:value-type="float" office:value="0.768028834015048" calcext:value-type="float">
            <text:p>0.768028834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" calcext:value-type="float">
            <text:p>10</text:p>
          </table:table-cell>
          <table:table-cell office:value-type="float" office:value="8.88321" calcext:value-type="float">
            <text:p>8.88321</text:p>
          </table:table-cell>
          <table:table-cell table:formula="of:=6.08371/ [.F67]" office:value-type="float" office:value="0.684854911681701" calcext:value-type="float">
            <text:p>0.6848549117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" calcext:value-type="float">
            <text:p>9</text:p>
          </table:table-cell>
          <table:table-cell office:value-type="float" office:value="9.0891" calcext:value-type="float">
            <text:p>9.0891</text:p>
          </table:table-cell>
          <table:table-cell table:formula="of:=6.08371/ [.F68]" office:value-type="float" office:value="0.669341298918485" calcext:value-type="float">
            <text:p>0.6693412989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" calcext:value-type="float">
            <text:p>8</text:p>
          </table:table-cell>
          <table:table-cell office:value-type="float" office:value="9.35238" calcext:value-type="float">
            <text:p>9.35238</text:p>
          </table:table-cell>
          <table:table-cell table:formula="of:=6.08371/ [.F69]" office:value-type="float" office:value="0.650498589663807" calcext:value-type="float">
            <text:p>0.6504985897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del name : AMD FX(tm)-8350 Eight-Core Processor</text:p>
          </table:table-cell>
          <table:table-cell office:value-type="string" calcext:value-type="string">
            <text:p>Centralized 4 Thre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<text:s/>host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particles</text:p>
          </table:table-cell>
          <table:table-cell office:value-type="string" calcext:value-type="string">
            <text:p><text:s/>grainsize</text:p>
          </table:table-cell>
          <table:table-cell office:value-type="string" calcext:value-type="string">
            <text:p><text:s/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0000" calcext:value-type="float">
            <text:p>100000000</text:p>
          </table:table-cell>
          <table:table-cell office:value-type="float" office:value="4.7303" calcext:value-type="float">
            <text:p>4.7303</text:p>
          </table:table-cell>
          <table:table-cell table:formula="of:=[.F4]/[.F73]" office:value-type="float" office:value="1.28611504555736" calcext:value-type="float">
            <text:p>1.2861150456</text:p>
          </table:table-cell>
          <table:table-cell table:formula="of:=MAX([.G73:.G120])" office:value-type="float" office:value="2.80644432893941" calcext:value-type="float">
            <text:p>2.806444328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4.74635" calcext:value-type="float">
            <text:p>4.74635</text:p>
          </table:table-cell>
          <table:table-cell table:formula="of:=[.F5]/[.F74]" office:value-type="float" office:value="1.2814710251035" calcext:value-type="float">
            <text:p>1.2814710251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4.42717" calcext:value-type="float">
            <text:p>4.42717</text:p>
          </table:table-cell>
          <table:table-cell table:formula="of:=[.F6]/[.F75]" office:value-type="float" office:value="1.37716193414755" calcext:value-type="float">
            <text:p>1.3771619341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4.22505" calcext:value-type="float">
            <text:p>4.22505</text:p>
          </table:table-cell>
          <table:table-cell table:formula="of:=[.F7]/[.F76]" office:value-type="float" office:value="1.44410835374729" calcext:value-type="float">
            <text:p>1.4441083537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3.52481" calcext:value-type="float">
            <text:p>3.52481</text:p>
          </table:table-cell>
          <table:table-cell table:formula="of:=[.F8]/[.F77]" office:value-type="float" office:value="1.74019592545414" calcext:value-type="float">
            <text:p>1.7401959255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3.09815" calcext:value-type="float">
            <text:p>3.09815</text:p>
          </table:table-cell>
          <table:table-cell table:formula="of:=[.F9]/[.F78]" office:value-type="float" office:value="1.98169552797637" calcext:value-type="float">
            <text:p>1.981695528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.88092" calcext:value-type="float">
            <text:p>2.88092</text:p>
          </table:table-cell>
          <table:table-cell table:formula="of:=[.F10]/[.F79]" office:value-type="float" office:value="2.13097205059495" calcext:value-type="float">
            <text:p>2.130972050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2.67607" calcext:value-type="float">
            <text:p>2.67607</text:p>
          </table:table-cell>
          <table:table-cell table:formula="of:=[.F11]/[.F80]" office:value-type="float" office:value="2.30127388297018" calcext:value-type="float">
            <text:p>2.30127388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.57379" calcext:value-type="float">
            <text:p>2.57379</text:p>
          </table:table-cell>
          <table:table-cell table:formula="of:=[.F12]/[.F81]" office:value-type="float" office:value="2.40372369152106" calcext:value-type="float">
            <text:p>2.4037236915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.50127" calcext:value-type="float">
            <text:p>2.50127</text:p>
          </table:table-cell>
          <table:table-cell table:formula="of:=[.F13]/[.F82]" office:value-type="float" office:value="2.49619993043534" calcext:value-type="float">
            <text:p>2.4961999304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2.52397" calcext:value-type="float">
            <text:p>2.52397</text:p>
          </table:table-cell>
          <table:table-cell table:formula="of:=[.F14]/[.F83]" office:value-type="float" office:value="2.47920141681557" calcext:value-type="float">
            <text:p>2.4792014168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2.39223" calcext:value-type="float">
            <text:p>2.39223</text:p>
          </table:table-cell>
          <table:table-cell table:formula="of:=[.F15]/[.F84]" office:value-type="float" office:value="2.62019538255101" calcext:value-type="float">
            <text:p>2.620195382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2.45213" calcext:value-type="float">
            <text:p>2.45213</text:p>
          </table:table-cell>
          <table:table-cell table:formula="of:=[.F16]/[.F85]" office:value-type="float" office:value="2.56039443259534" calcext:value-type="float">
            <text:p>2.560394432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2.3642" calcext:value-type="float">
            <text:p>2.3642</text:p>
          </table:table-cell>
          <table:table-cell table:formula="of:=[.F17]/[.F86]" office:value-type="float" office:value="2.65829879028847" calcext:value-type="float">
            <text:p>2.658298790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32491" calcext:value-type="float">
            <text:p>2.32491</text:p>
          </table:table-cell>
          <table:table-cell table:formula="of:=[.F18]/[.F87]" office:value-type="float" office:value="2.70885754717387" calcext:value-type="float">
            <text:p>2.7088575472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28282" calcext:value-type="float">
            <text:p>2.28282</text:p>
          </table:table-cell>
          <table:table-cell table:formula="of:=[.F19]/[.F88]" office:value-type="float" office:value="2.76741486407163" calcext:value-type="float">
            <text:p>2.7674148641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.28596" calcext:value-type="float">
            <text:p>2.28596</text:p>
          </table:table-cell>
          <table:table-cell table:formula="of:=[.F20]/[.F89]" office:value-type="float" office:value="2.76525835972633" calcext:value-type="float">
            <text:p>2.7652583597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.29551" calcext:value-type="float">
            <text:p>2.29551</text:p>
          </table:table-cell>
          <table:table-cell table:formula="of:=[.F21]/[.F90]" office:value-type="float" office:value="2.7674547268363" calcext:value-type="float">
            <text:p>2.7674547268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31562" calcext:value-type="float">
            <text:p>2.31562</text:p>
          </table:table-cell>
          <table:table-cell table:formula="of:=[.F22]/[.F91]" office:value-type="float" office:value="2.75412200620136" calcext:value-type="float">
            <text:p>2.7541220062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2.3203" calcext:value-type="float">
            <text:p>2.3203</text:p>
          </table:table-cell>
          <table:table-cell table:formula="of:=[.F23]/[.F92]" office:value-type="float" office:value="2.75248028272206" calcext:value-type="float">
            <text:p>2.7524802827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2.30896" calcext:value-type="float">
            <text:p>2.30896</text:p>
          </table:table-cell>
          <table:table-cell table:formula="of:=[.F24]/[.F93]" office:value-type="float" office:value="2.76844120296584" calcext:value-type="float">
            <text:p>2.76844120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2.32102" calcext:value-type="float">
            <text:p>2.32102</text:p>
          </table:table-cell>
          <table:table-cell table:formula="of:=[.F25]/[.F94]" office:value-type="float" office:value="2.75665440194397" calcext:value-type="float">
            <text:p>2.7566544019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2.35744" calcext:value-type="float">
            <text:p>2.35744</text:p>
          </table:table-cell>
          <table:table-cell table:formula="of:=[.F26]/[.F95]" office:value-type="float" office:value="2.71942446043165" calcext:value-type="float">
            <text:p>2.7194244604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34862" calcext:value-type="float">
            <text:p>2.34862</text:p>
          </table:table-cell>
          <table:table-cell table:formula="of:=[.F27]/[.F96]" office:value-type="float" office:value="2.73520620619768" calcext:value-type="float">
            <text:p>2.7352062062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2.38494" calcext:value-type="float">
            <text:p>2.38494</text:p>
          </table:table-cell>
          <table:table-cell table:formula="of:=[.F28]/[.F97]" office:value-type="float" office:value="2.70021048747558" calcext:value-type="float">
            <text:p>2.7002104875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.33634" calcext:value-type="float">
            <text:p>2.33634</text:p>
          </table:table-cell>
          <table:table-cell table:formula="of:=[.F29]/[.F98]" office:value-type="float" office:value="2.76479022744977" calcext:value-type="float">
            <text:p>2.7647902274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.4038" calcext:value-type="float">
            <text:p>2.4038</text:p>
          </table:table-cell>
          <table:table-cell table:formula="of:=[.F30]/[.F99]" office:value-type="float" office:value="2.69590232132457" calcext:value-type="float">
            <text:p>2.695902321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.40532" calcext:value-type="float">
            <text:p>2.40532</text:p>
          </table:table-cell>
          <table:table-cell table:formula="of:=[.F31]/[.F100]" office:value-type="float" office:value="2.71398400212861" calcext:value-type="float">
            <text:p>2.7139840021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2.38901" calcext:value-type="float">
            <text:p>2.38901</text:p>
          </table:table-cell>
          <table:table-cell table:formula="of:=[.F32]/[.F101]" office:value-type="float" office:value="2.73530039639851" calcext:value-type="float">
            <text:p>2.7353003964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2.35812" calcext:value-type="float">
            <text:p>2.35812</text:p>
          </table:table-cell>
          <table:table-cell table:formula="of:=[.F33]/[.F102]" office:value-type="float" office:value="2.7768306956389" calcext:value-type="float">
            <text:p>2.776830695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2.38875" calcext:value-type="float">
            <text:p>2.38875</text:p>
          </table:table-cell>
          <table:table-cell table:formula="of:=[.F34]/[.F103]" office:value-type="float" office:value="2.74276504447933" calcext:value-type="float">
            <text:p>2.7427650445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2.39443" calcext:value-type="float">
            <text:p>2.39443</text:p>
          </table:table-cell>
          <table:table-cell table:formula="of:=[.F35]/[.F104]" office:value-type="float" office:value="2.73724853096562" calcext:value-type="float">
            <text:p>2.737248531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2.3744" calcext:value-type="float">
            <text:p>2.3744</text:p>
          </table:table-cell>
          <table:table-cell table:formula="of:=[.F36]/[.F105]" office:value-type="float" office:value="2.76932698787062" calcext:value-type="float">
            <text:p>2.7693269879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.34718" calcext:value-type="float">
            <text:p>2.34718</text:p>
          </table:table-cell>
          <table:table-cell table:formula="of:=[.F37]/[.F106]" office:value-type="float" office:value="2.80644432893941" calcext:value-type="float">
            <text:p>2.8064443289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.39538" calcext:value-type="float">
            <text:p>2.39538</text:p>
          </table:table-cell>
          <table:table-cell table:formula="of:=[.F38]/[.F107]" office:value-type="float" office:value="2.75632258764789" calcext:value-type="float">
            <text:p>2.756322587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.38602" calcext:value-type="float">
            <text:p>2.38602</text:p>
          </table:table-cell>
          <table:table-cell table:formula="of:=[.F39]/[.F108]" office:value-type="float" office:value="2.77405889305203" calcext:value-type="float">
            <text:p>2.7740588931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.40474" calcext:value-type="float">
            <text:p>2.40474</text:p>
          </table:table-cell>
          <table:table-cell table:formula="of:=[.F40]/[.F109]" office:value-type="float" office:value="2.770328601013" calcext:value-type="float">
            <text:p>2.770328601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" calcext:value-type="float">
            <text:p>9000</text:p>
          </table:table-cell>
          <table:table-cell office:value-type="float" office:value="2.40424" calcext:value-type="float">
            <text:p>2.40424</text:p>
          </table:table-cell>
          <table:table-cell table:formula="of:=[.F41]/[.F110]" office:value-type="float" office:value="2.77354590223938" calcext:value-type="float">
            <text:p>2.7735459022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" calcext:value-type="float">
            <text:p>8000</text:p>
          </table:table-cell>
          <table:table-cell office:value-type="float" office:value="2.43018" calcext:value-type="float">
            <text:p>2.43018</text:p>
          </table:table-cell>
          <table:table-cell table:formula="of:=[.F42]/[.F111]" office:value-type="float" office:value="2.74796517130418" calcext:value-type="float">
            <text:p>2.747965171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" calcext:value-type="float">
            <text:p>7000</text:p>
          </table:table-cell>
          <table:table-cell office:value-type="float" office:value="2.44201" calcext:value-type="float">
            <text:p>2.44201</text:p>
          </table:table-cell>
          <table:table-cell table:formula="of:=[.F43]/[.F112]" office:value-type="float" office:value="2.73547610370146" calcext:value-type="float">
            <text:p>2.7354761037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" calcext:value-type="float">
            <text:p>6000</text:p>
          </table:table-cell>
          <table:table-cell office:value-type="float" office:value="2.4967" calcext:value-type="float">
            <text:p>2.4967</text:p>
          </table:table-cell>
          <table:table-cell table:formula="of:=[.F44]/[.F113]" office:value-type="float" office:value="2.68098690271158" calcext:value-type="float">
            <text:p>2.6809869027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" calcext:value-type="float">
            <text:p>5000</text:p>
          </table:table-cell>
          <table:table-cell office:value-type="float" office:value="2.45882" calcext:value-type="float">
            <text:p>2.45882</text:p>
          </table:table-cell>
          <table:table-cell table:formula="of:=[.F45]/[.F114]" office:value-type="float" office:value="2.72751157059077" calcext:value-type="float">
            <text:p>2.727511570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2.53359" calcext:value-type="float">
            <text:p>2.53359</text:p>
          </table:table-cell>
          <table:table-cell table:formula="of:=[.F46]/[.F115]" office:value-type="float" office:value="2.65207867097676" calcext:value-type="float">
            <text:p>2.652078671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2.52676" calcext:value-type="float">
            <text:p>2.52676</text:p>
          </table:table-cell>
          <table:table-cell table:formula="of:=[.F47]/[.F116]" office:value-type="float" office:value="2.66357311339423" calcext:value-type="float">
            <text:p>2.6635731134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2.49724" calcext:value-type="float">
            <text:p>2.49724</text:p>
          </table:table-cell>
          <table:table-cell table:formula="of:=[.F48]/[.F117]" office:value-type="float" office:value="2.71252262497798" calcext:value-type="float">
            <text:p>2.712522625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.55789" calcext:value-type="float">
            <text:p>2.55789</text:p>
          </table:table-cell>
          <table:table-cell table:formula="of:=[.F49]/[.F118]" office:value-type="float" office:value="2.66107612133438" calcext:value-type="float">
            <text:p>2.661076121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" calcext:value-type="float">
            <text:p>900</text:p>
          </table:table-cell>
          <table:table-cell office:value-type="float" office:value="2.53911" calcext:value-type="float">
            <text:p>2.53911</text:p>
          </table:table-cell>
          <table:table-cell table:formula="of:=[.F50]/[.F119]" office:value-type="float" office:value="2.68350327476951" calcext:value-type="float">
            <text:p>2.6835032748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" calcext:value-type="float">
            <text:p>800</text:p>
          </table:table-cell>
          <table:table-cell office:value-type="float" office:value="2.54553" calcext:value-type="float">
            <text:p>2.54553</text:p>
          </table:table-cell>
          <table:table-cell table:formula="of:=[.F51]/[.F120]" office:value-type="float" office:value="2.67903344293723" calcext:value-type="float">
            <text:p>2.6790334429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" calcext:value-type="float">
            <text:p>700</text:p>
          </table:table-cell>
          <table:table-cell office:value-type="float" office:value="2.56213" calcext:value-type="float">
            <text:p>2.56213</text:p>
          </table:table-cell>
          <table:table-cell table:formula="of:=[.F52]/[.F121]" office:value-type="float" office:value="2.67201117819939" calcext:value-type="float">
            <text:p>2.6720111782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" calcext:value-type="float">
            <text:p>600</text:p>
          </table:table-cell>
          <table:table-cell office:value-type="float" office:value="2.54373" calcext:value-type="float">
            <text:p>2.54373</text:p>
          </table:table-cell>
          <table:table-cell table:formula="of:=[.F53]/[.F122]" office:value-type="float" office:value="2.69495190134173" calcext:value-type="float">
            <text:p>2.6949519013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ecentralized 4 Thr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<text:s/>host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particles</text:p>
          </table:table-cell>
          <table:table-cell office:value-type="string" calcext:value-type="string">
            <text:p><text:s/>grainsize</text:p>
          </table:table-cell>
          <table:table-cell office:value-type="string" calcext:value-type="string">
            <text:p><text:s/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0000" calcext:value-type="float">
            <text:p>100000000</text:p>
          </table:table-cell>
          <table:table-cell office:value-type="float" office:value="4.67893" calcext:value-type="float">
            <text:p>4.67893</text:p>
          </table:table-cell>
          <table:table-cell table:formula="of:=[.F73]/[.F127]" office:value-type="float" office:value="1.01097900588382" calcext:value-type="float">
            <text:p>1.0109790059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4.68058" calcext:value-type="float">
            <text:p>4.68058</text:p>
          </table:table-cell>
          <table:table-cell table:formula="of:=[.F74]/[.F128]" office:value-type="float" office:value="1.01405167735623" calcext:value-type="float">
            <text:p>1.0140516774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4.38876" calcext:value-type="float">
            <text:p>4.38876</text:p>
          </table:table-cell>
          <table:table-cell table:formula="of:=[.F75]/[.F129]" office:value-type="float" office:value="1.00875190258752" calcext:value-type="float">
            <text:p>1.008751902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4.12017" calcext:value-type="float">
            <text:p>4.12017</text:p>
          </table:table-cell>
          <table:table-cell table:formula="of:=[.F76]/[.F130]" office:value-type="float" office:value="1.0254552603412" calcext:value-type="float">
            <text:p>1.025455260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3.40016" calcext:value-type="float">
            <text:p>3.40016</text:p>
          </table:table-cell>
          <table:table-cell table:formula="of:=[.F77]/[.F131]" office:value-type="float" office:value="1.03666003952755" calcext:value-type="float">
            <text:p>1.0366600395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.92928" calcext:value-type="float">
            <text:p>2.92928</text:p>
          </table:table-cell>
          <table:table-cell table:formula="of:=[.F78]/[.F132]" office:value-type="float" office:value="1.0576489785886" calcext:value-type="float">
            <text:p>1.057648978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.76523" calcext:value-type="float">
            <text:p>2.76523</text:p>
          </table:table-cell>
          <table:table-cell table:formula="of:=[.F79]/[.F133]" office:value-type="float" office:value="1.04183738784839" calcext:value-type="float">
            <text:p>1.0418373878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2.50452" calcext:value-type="float">
            <text:p>2.50452</text:p>
          </table:table-cell>
          <table:table-cell table:formula="of:=[.F80]/[.F134]" office:value-type="float" office:value="1.06849615894463" calcext:value-type="float">
            <text:p>1.0684961589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.61809" calcext:value-type="float">
            <text:p>2.61809</text:p>
          </table:table-cell>
          <table:table-cell table:formula="of:=[.F81]/[.F135]" office:value-type="float" office:value="0.98307926771043" calcext:value-type="float">
            <text:p>0.9830792677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.39542" calcext:value-type="float">
            <text:p>2.39542</text:p>
          </table:table-cell>
          <table:table-cell table:formula="of:=[.F82]/[.F136]" office:value-type="float" office:value="1.04418849304089" calcext:value-type="float">
            <text:p>1.04418849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2.35376" calcext:value-type="float">
            <text:p>2.35376</text:p>
          </table:table-cell>
          <table:table-cell table:formula="of:=[.F83]/[.F137]" office:value-type="float" office:value="1.07231408469853" calcext:value-type="float">
            <text:p>1.0723140847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2.30306" calcext:value-type="float">
            <text:p>2.30306</text:p>
          </table:table-cell>
          <table:table-cell table:formula="of:=[.F84]/[.F138]" office:value-type="float" office:value="1.03871805337247" calcext:value-type="float">
            <text:p>1.0387180534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2.33739" calcext:value-type="float">
            <text:p>2.33739</text:p>
          </table:table-cell>
          <table:table-cell table:formula="of:=[.F85]/[.F139]" office:value-type="float" office:value="1.04908894108386" calcext:value-type="float">
            <text:p>1.0490889411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2.28719" calcext:value-type="float">
            <text:p>2.28719</text:p>
          </table:table-cell>
          <table:table-cell table:formula="of:=[.F86]/[.F140]" office:value-type="float" office:value="1.03367013671798" calcext:value-type="float">
            <text:p>1.0336701367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28327" calcext:value-type="float">
            <text:p>2.28327</text:p>
          </table:table-cell>
          <table:table-cell table:formula="of:=[.F87]/[.F141]" office:value-type="float" office:value="1.01823700219422" calcext:value-type="float">
            <text:p>1.0182370022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27464" calcext:value-type="float">
            <text:p>2.27464</text:p>
          </table:table-cell>
          <table:table-cell table:formula="of:=[.F88]/[.F142]" office:value-type="float" office:value="1.00359617346042" calcext:value-type="float">
            <text:p>1.0035961735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.2528" calcext:value-type="float">
            <text:p>2.2528</text:p>
          </table:table-cell>
          <table:table-cell table:formula="of:=[.F89]/[.F143]" office:value-type="float" office:value="1.01471946022727" calcext:value-type="float">
            <text:p>1.0147194602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.26429" calcext:value-type="float">
            <text:p>2.26429</text:p>
          </table:table-cell>
          <table:table-cell table:formula="of:=[.F90]/[.F144]" office:value-type="float" office:value="1.01378798652116" calcext:value-type="float">
            <text:p>1.0137879865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22356" calcext:value-type="float">
            <text:p>2.22356</text:p>
          </table:table-cell>
          <table:table-cell table:formula="of:=[.F91]/[.F145]" office:value-type="float" office:value="1.04140207595028" calcext:value-type="float">
            <text:p>1.04140207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2.20378" calcext:value-type="float">
            <text:p>2.20378</text:p>
          </table:table-cell>
          <table:table-cell table:formula="of:=[.F92]/[.F146]" office:value-type="float" office:value="1.05287279129496" calcext:value-type="float">
            <text:p>1.052872791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2.17146" calcext:value-type="float">
            <text:p>2.17146</text:p>
          </table:table-cell>
          <table:table-cell table:formula="of:=[.F93]/[.F147]" office:value-type="float" office:value="1.06332145192635" calcext:value-type="float">
            <text:p>1.0633214519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2.13719" calcext:value-type="float">
            <text:p>2.13719</text:p>
          </table:table-cell>
          <table:table-cell table:formula="of:=[.F94]/[.F148]" office:value-type="float" office:value="1.08601481384435" calcext:value-type="float">
            <text:p>1.0860148138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2.13504" calcext:value-type="float">
            <text:p>2.13504</text:p>
          </table:table-cell>
          <table:table-cell table:formula="of:=[.F95]/[.F149]" office:value-type="float" office:value="1.10416666666667" calcext:value-type="float">
            <text:p>1.1041666667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2.15531" calcext:value-type="float">
            <text:p>2.15531</text:p>
          </table:table-cell>
          <table:table-cell table:formula="of:=[.F96]/[.F150]" office:value-type="float" office:value="1.08969011418311" calcext:value-type="float">
            <text:p>1.0896901142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2.14129" calcext:value-type="float">
            <text:p>2.14129</text:p>
          </table:table-cell>
          <table:table-cell table:formula="of:=[.F97]/[.F151]" office:value-type="float" office:value="1.11378654922967" calcext:value-type="float">
            <text:p>1.1137865492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.15432" calcext:value-type="float">
            <text:p>2.15432</text:p>
          </table:table-cell>
          <table:table-cell table:formula="of:=[.F98]/[.F152]" office:value-type="float" office:value="1.08449069776078" calcext:value-type="float">
            <text:p>1.0844906978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.13994" calcext:value-type="float">
            <text:p>2.13994</text:p>
          </table:table-cell>
          <table:table-cell table:formula="of:=[.F99]/[.F153]" office:value-type="float" office:value="1.12330252250063" calcext:value-type="float">
            <text:p>1.1233025225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.18655" calcext:value-type="float">
            <text:p>2.18655</text:p>
          </table:table-cell>
          <table:table-cell table:formula="of:=[.F100]/[.F154]" office:value-type="float" office:value="1.10005259426951" calcext:value-type="float">
            <text:p>1.100052594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2.22779" calcext:value-type="float">
            <text:p>2.22779</text:p>
          </table:table-cell>
          <table:table-cell table:formula="of:=[.F101]/[.F155]" office:value-type="float" office:value="1.07236768277082" calcext:value-type="float">
            <text:p>1.0723676828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2.20198" calcext:value-type="float">
            <text:p>2.20198</text:p>
          </table:table-cell>
          <table:table-cell table:formula="of:=[.F102]/[.F156]" office:value-type="float" office:value="1.0709089092544" calcext:value-type="float">
            <text:p>1.070908909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2.21618" calcext:value-type="float">
            <text:p>2.21618</text:p>
          </table:table-cell>
          <table:table-cell table:formula="of:=[.F103]/[.F157]" office:value-type="float" office:value="1.07786822370024" calcext:value-type="float">
            <text:p>1.0778682237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2.23506" calcext:value-type="float">
            <text:p>2.23506</text:p>
          </table:table-cell>
          <table:table-cell table:formula="of:=[.F104]/[.F158]" office:value-type="float" office:value="1.07130457347901" calcext:value-type="float">
            <text:p>1.0713045735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2.25255" calcext:value-type="float">
            <text:p>2.25255</text:p>
          </table:table-cell>
          <table:table-cell table:formula="of:=[.F105]/[.F159]" office:value-type="float" office:value="1.05409424874032" calcext:value-type="float">
            <text:p>1.0540942487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.23878" calcext:value-type="float">
            <text:p>2.23878</text:p>
          </table:table-cell>
          <table:table-cell table:formula="of:=[.F106]/[.F160]" office:value-type="float" office:value="1.04841922832972" calcext:value-type="float">
            <text:p>1.048419228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.23899" calcext:value-type="float">
            <text:p>2.23899</text:p>
          </table:table-cell>
          <table:table-cell table:formula="of:=[.F107]/[.F161]" office:value-type="float" office:value="1.06984845845672" calcext:value-type="float">
            <text:p>1.0698484585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.24746" calcext:value-type="float">
            <text:p>2.24746</text:p>
          </table:table-cell>
          <table:table-cell table:formula="of:=[.F108]/[.F162]" office:value-type="float" office:value="1.06165182027711" calcext:value-type="float">
            <text:p>1.061651820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.26106" calcext:value-type="float">
            <text:p>2.26106</text:p>
          </table:table-cell>
          <table:table-cell table:formula="of:=[.F109]/[.F163]" office:value-type="float" office:value="1.06354541675144" calcext:value-type="float">
            <text:p>1.0635454168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" calcext:value-type="float">
            <text:p>9000</text:p>
          </table:table-cell>
          <table:table-cell office:value-type="float" office:value="2.23037" calcext:value-type="float">
            <text:p>2.23037</text:p>
          </table:table-cell>
          <table:table-cell table:formula="of:=[.F110]/[.F164]" office:value-type="float" office:value="1.07795567551572" calcext:value-type="float">
            <text:p>1.0779556755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" calcext:value-type="float">
            <text:p>8000</text:p>
          </table:table-cell>
          <table:table-cell office:value-type="float" office:value="2.223" calcext:value-type="float">
            <text:p>2.223</text:p>
          </table:table-cell>
          <table:table-cell table:formula="of:=[.F111]/[.F165]" office:value-type="float" office:value="1.0931983805668" calcext:value-type="float">
            <text:p>1.093198380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" calcext:value-type="float">
            <text:p>7000</text:p>
          </table:table-cell>
          <table:table-cell office:value-type="float" office:value="2.2067" calcext:value-type="float">
            <text:p>2.2067</text:p>
          </table:table-cell>
          <table:table-cell table:formula="of:=[.F112]/[.F166]" office:value-type="float" office:value="1.10663434087098" calcext:value-type="float">
            <text:p>1.1066343409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" calcext:value-type="float">
            <text:p>6000</text:p>
          </table:table-cell>
          <table:table-cell office:value-type="float" office:value="2.18918" calcext:value-type="float">
            <text:p>2.18918</text:p>
          </table:table-cell>
          <table:table-cell table:formula="of:=[.F113]/[.F167]" office:value-type="float" office:value="1.14047268840388" calcext:value-type="float">
            <text:p>1.1404726884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" calcext:value-type="float">
            <text:p>5000</text:p>
          </table:table-cell>
          <table:table-cell office:value-type="float" office:value="2.2011" calcext:value-type="float">
            <text:p>2.2011</text:p>
          </table:table-cell>
          <table:table-cell table:formula="of:=[.F114]/[.F168]" office:value-type="float" office:value="1.11708691108991" calcext:value-type="float">
            <text:p>1.1170869111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2.18046" calcext:value-type="float">
            <text:p>2.18046</text:p>
          </table:table-cell>
          <table:table-cell table:formula="of:=[.F115]/[.F169]" office:value-type="float" office:value="1.16195206516056" calcext:value-type="float">
            <text:p>1.1619520652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2.18551" calcext:value-type="float">
            <text:p>2.18551</text:p>
          </table:table-cell>
          <table:table-cell table:formula="of:=[.F116]/[.F170]" office:value-type="float" office:value="1.15614204464862" calcext:value-type="float">
            <text:p>1.156142044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2.19326" calcext:value-type="float">
            <text:p>2.19326</text:p>
          </table:table-cell>
          <table:table-cell table:formula="of:=[.F117]/[.F171]" office:value-type="float" office:value="1.13859733912076" calcext:value-type="float">
            <text:p>1.1385973391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.22908" calcext:value-type="float">
            <text:p>2.22908</text:p>
          </table:table-cell>
          <table:table-cell table:formula="of:=[.F118]/[.F172]" office:value-type="float" office:value="1.14750928634235" calcext:value-type="float">
            <text:p>1.147509286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" calcext:value-type="float">
            <text:p>900</text:p>
          </table:table-cell>
          <table:table-cell office:value-type="float" office:value="2.1993" calcext:value-type="float">
            <text:p>2.1993</text:p>
          </table:table-cell>
          <table:table-cell table:formula="of:=[.F119]/[.F173]" office:value-type="float" office:value="1.15450825262584" calcext:value-type="float">
            <text:p>1.154508252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" calcext:value-type="float">
            <text:p>800</text:p>
          </table:table-cell>
          <table:table-cell office:value-type="float" office:value="2.23859" calcext:value-type="float">
            <text:p>2.23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" calcext:value-type="float">
            <text:p>700</text:p>
          </table:table-cell>
          <table:table-cell office:value-type="float" office:value="2.28134" calcext:value-type="float">
            <text:p>2.28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" calcext:value-type="float">
            <text:p>600</text:p>
          </table:table-cell>
          <table:table-cell office:value-type="float" office:value="2.30377" calcext:value-type="float">
            <text:p>2.30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" calcext:value-type="float">
            <text:p>500</text:p>
          </table:table-cell>
          <table:table-cell office:value-type="float" office:value="2.2899" calcext:value-type="float">
            <text:p>2.28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" calcext:value-type="float">
            <text:p>400</text:p>
          </table:table-cell>
          <table:table-cell office:value-type="float" office:value="2.32984" calcext:value-type="float">
            <text:p>2.32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" calcext:value-type="float">
            <text:p>300</text:p>
          </table:table-cell>
          <table:table-cell office:value-type="float" office:value="2.31926" calcext:value-type="float">
            <text:p>2.31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.32339" calcext:value-type="float">
            <text:p>2.32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.35537" calcext:value-type="float">
            <text:p>2.35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" calcext:value-type="float">
            <text:p>90</text:p>
          </table:table-cell>
          <table:table-cell office:value-type="float" office:value="2.39246" calcext:value-type="float">
            <text:p>2.39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" calcext:value-type="float">
            <text:p>80</text:p>
          </table:table-cell>
          <table:table-cell office:value-type="float" office:value="2.39585" calcext:value-type="float">
            <text:p>2.39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" calcext:value-type="float">
            <text:p>70</text:p>
          </table:table-cell>
          <table:table-cell office:value-type="float" office:value="2.38592" calcext:value-type="float">
            <text:p>2.38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" calcext:value-type="float">
            <text:p>60</text:p>
          </table:table-cell>
          <table:table-cell office:value-type="float" office:value="2.39444" calcext:value-type="float">
            <text:p>2.39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" calcext:value-type="float">
            <text:p>50</text:p>
          </table:table-cell>
          <table:table-cell office:value-type="float" office:value="2.39125" calcext:value-type="float">
            <text:p>2.39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" calcext:value-type="float">
            <text:p>40</text:p>
          </table:table-cell>
          <table:table-cell office:value-type="float" office:value="2.44297" calcext:value-type="float">
            <text:p>2.44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" calcext:value-type="float">
            <text:p>30</text:p>
          </table:table-cell>
          <table:table-cell office:value-type="float" office:value="2.56141" calcext:value-type="float">
            <text:p>2.56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" calcext:value-type="float">
            <text:p>20</text:p>
          </table:table-cell>
          <table:table-cell office:value-type="float" office:value="2.75717" calcext:value-type="float">
            <text:p>2.75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" calcext:value-type="float">
            <text:p>10</text:p>
          </table:table-cell>
          <table:table-cell office:value-type="float" office:value="3.63032" calcext:value-type="float">
            <text:p>3.63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" calcext:value-type="float">
            <text:p>9</text:p>
          </table:table-cell>
          <table:table-cell office:value-type="float" office:value="3.79519" calcext:value-type="float">
            <text:p>3.79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" calcext:value-type="float">
            <text:p>8</text:p>
          </table:table-cell>
          <table:table-cell office:value-type="float" office:value="4.12667" calcext:value-type="float">
            <text:p>4.12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" calcext:value-type="float">
            <text:p>7</text:p>
          </table:table-cell>
          <table:table-cell office:value-type="float" office:value="4.6369" calcext:value-type="float">
            <text:p>4.6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" calcext:value-type="float">
            <text:p>6</text:p>
          </table:table-cell>
          <table:table-cell office:value-type="float" office:value="5.22152" calcext:value-type="float">
            <text:p>5.22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" calcext:value-type="float">
            <text:p>5</text:p>
          </table:table-cell>
          <table:table-cell office:value-type="float" office:value="6.03726" calcext:value-type="float">
            <text:p>6.037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" calcext:value-type="float">
            <text:p>4</text:p>
          </table:table-cell>
          <table:table-cell office:value-type="float" office:value="7.57246" calcext:value-type="float">
            <text:p>7.57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" calcext:value-type="float">
            <text:p>3</text:p>
          </table:table-cell>
          <table:table-cell office:value-type="float" office:value="10.507" calcext:value-type="float">
            <text:p>10.507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100m_sort.E73:100m_sort.G12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0/00/0000</text:date>, <text:time style:data-style-name="N2" text:time-value="22:28:44.866784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8T22:29:49.020806664</dc:date>
    <meta:editing-duration>PT1H6M31S</meta:editing-duration>
    <meta:editing-cycles>4</meta:editing-cycles>
    <meta:generator>LibreOffice/4.4.0.3$Linux_X86_64 LibreOffice_project/40m0$Build-3</meta:generator>
    <meta:document-statistic meta:table-count="1" meta:cell-count="13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19cm" svg:y="0.316cm" chart:style-name="ch2">
          <text:p>Driver-Sort</text:p>
        </chart:title>
        <chart:legend chart:legend-position="end" svg:x="11.137cm" svg:y="3.703cm" style:legend-expansion="high" chart:style-name="ch3"/>
        <chart:plot-area chart:style-name="ch4" table:cell-range-address="100m_sort.E4:100m_sort.F69 100m_sort.B2:100m_sort.B2 100m_sort.B71:100m_sort.B71 100m_sort.F73:100m_sort.F122 100m_sort.C125:100m_sort.C125 100m_sort.F127:100m_sort.F197" chart:data-source-has-labels="row" svg:x="0.32cm" svg:y="1.275cm" svg:width="10.497cm" svg:height="7.545cm">
          <chartooo:coordinate-region svg:x="0.32cm" svg:y="1.475cm" svg:width="9.041cm" svg:height="6.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100m_sort.F4:100m_sort.F69" chart:label-cell-address="100m_sort.B2:100m_sort.B2" chart:class="chart:scatter">
            <chart:domain table:cell-range-address="100m_sort.E4:100m_sort.E69"/>
            <chart:data-point chart:repeated="66"/>
          </chart:series>
          <chart:series chart:style-name="ch9" chart:values-cell-range-address="100m_sort.F73:100m_sort.F122" chart:label-cell-address="100m_sort.B71:100m_sort.B71" chart:class="chart:scatter">
            <chart:domain table:cell-range-address="100m_sort.E73:100m_sort.E122"/>
            <chart:data-point chart:repeated="50"/>
          </chart:series>
          <chart:series chart:style-name="ch10" chart:values-cell-range-address="100m_sort.F127:100m_sort.F197" chart:label-cell-address="100m_sort.C125:100m_sort.C125" chart:class="chart:scatter">
            <chart:domain table:cell-range-address="100m_sort.E127:100m_sort.E197"/>
            <chart:data-point chart:repeated="7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entralized 1 Thread</text:p>
                <draw:g>
                  <svg:desc>100m_sort.B2:100m_sort.B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entralized 4 Thread</text:p>
                <draw:g>
                  <svg:desc>100m_sort.B71:100m_sort.B7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Decentralized 4 Thread</text:p>
                <draw:g>
                  <svg:desc>100m_sort.C125:100m_sort.C1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0">
                <text:p>100000000</text:p>
                <draw:g>
                  <svg:desc>100m_sort.E4:100m_sort.E69</svg:desc>
                </draw:g>
              </table:table-cell>
              <table:table-cell office:value-type="float" office:value="6.08371">
                <text:p>6.08371</text:p>
                <draw:g>
                  <svg:desc>100m_sort.F4:100m_sort.F69</svg:desc>
                </draw:g>
              </table:table-cell>
              <table:table-cell office:value-type="float" office:value="100000000">
                <text:p>100000000</text:p>
                <draw:g>
                  <svg:desc>100m_sort.E73:100m_sort.E122</svg:desc>
                </draw:g>
              </table:table-cell>
              <table:table-cell office:value-type="float" office:value="4.7303">
                <text:p>4.7303</text:p>
                <draw:g>
                  <svg:desc>100m_sort.F73:100m_sort.F122</svg:desc>
                </draw:g>
              </table:table-cell>
              <table:table-cell office:value-type="float" office:value="100000000">
                <text:p>100000000</text:p>
                <draw:g>
                  <svg:desc>100m_sort.E127:100m_sort.E197</svg:desc>
                </draw:g>
              </table:table-cell>
              <table:table-cell office:value-type="float" office:value="4.67893">
                <text:p>4.67893</text:p>
                <draw:g>
                  <svg:desc>100m_sort.F127:100m_sort.F1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0000">
                <text:p>90000000</text:p>
              </table:table-cell>
              <table:table-cell office:value-type="float" office:value="6.08231">
                <text:p>6.08231</text:p>
              </table:table-cell>
              <table:table-cell office:value-type="float" office:value="90000000">
                <text:p>90000000</text:p>
              </table:table-cell>
              <table:table-cell office:value-type="float" office:value="4.74635">
                <text:p>4.74635</text:p>
              </table:table-cell>
              <table:table-cell office:value-type="float" office:value="90000000">
                <text:p>90000000</text:p>
              </table:table-cell>
              <table:table-cell office:value-type="float" office:value="4.68058">
                <text:p>4.68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0000">
                <text:p>80000000</text:p>
              </table:table-cell>
              <table:table-cell office:value-type="float" office:value="6.09693">
                <text:p>6.09693</text:p>
              </table:table-cell>
              <table:table-cell office:value-type="float" office:value="80000000">
                <text:p>80000000</text:p>
              </table:table-cell>
              <table:table-cell office:value-type="float" office:value="4.42717">
                <text:p>4.42717</text:p>
              </table:table-cell>
              <table:table-cell office:value-type="float" office:value="80000000">
                <text:p>80000000</text:p>
              </table:table-cell>
              <table:table-cell office:value-type="float" office:value="4.38876">
                <text:p>4.388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0000">
                <text:p>70000000</text:p>
              </table:table-cell>
              <table:table-cell office:value-type="float" office:value="6.10143">
                <text:p>6.10143</text:p>
              </table:table-cell>
              <table:table-cell office:value-type="float" office:value="70000000">
                <text:p>70000000</text:p>
              </table:table-cell>
              <table:table-cell office:value-type="float" office:value="4.22505">
                <text:p>4.22505</text:p>
              </table:table-cell>
              <table:table-cell office:value-type="float" office:value="70000000">
                <text:p>70000000</text:p>
              </table:table-cell>
              <table:table-cell office:value-type="float" office:value="4.12017">
                <text:p>4.12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0000">
                <text:p>60000000</text:p>
              </table:table-cell>
              <table:table-cell office:value-type="float" office:value="6.13386">
                <text:p>6.13386</text:p>
              </table:table-cell>
              <table:table-cell office:value-type="float" office:value="60000000">
                <text:p>60000000</text:p>
              </table:table-cell>
              <table:table-cell office:value-type="float" office:value="3.52481">
                <text:p>3.52481</text:p>
              </table:table-cell>
              <table:table-cell office:value-type="float" office:value="60000000">
                <text:p>60000000</text:p>
              </table:table-cell>
              <table:table-cell office:value-type="float" office:value="3.40016">
                <text:p>3.40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6.13959">
                <text:p>6.13959</text:p>
              </table:table-cell>
              <table:table-cell office:value-type="float" office:value="50000000">
                <text:p>50000000</text:p>
              </table:table-cell>
              <table:table-cell office:value-type="float" office:value="3.09815">
                <text:p>3.09815</text:p>
              </table:table-cell>
              <table:table-cell office:value-type="float" office:value="50000000">
                <text:p>50000000</text:p>
              </table:table-cell>
              <table:table-cell office:value-type="float" office:value="2.92928">
                <text:p>2.92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00">
                <text:p>40000000</text:p>
              </table:table-cell>
              <table:table-cell office:value-type="float" office:value="6.13916">
                <text:p>6.13916</text:p>
              </table:table-cell>
              <table:table-cell office:value-type="float" office:value="40000000">
                <text:p>40000000</text:p>
              </table:table-cell>
              <table:table-cell office:value-type="float" office:value="2.88092">
                <text:p>2.88092</text:p>
              </table:table-cell>
              <table:table-cell office:value-type="float" office:value="40000000">
                <text:p>40000000</text:p>
              </table:table-cell>
              <table:table-cell office:value-type="float" office:value="2.76523">
                <text:p>2.76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00">
                <text:p>30000000</text:p>
              </table:table-cell>
              <table:table-cell office:value-type="float" office:value="6.15837">
                <text:p>6.15837</text:p>
              </table:table-cell>
              <table:table-cell office:value-type="float" office:value="30000000">
                <text:p>30000000</text:p>
              </table:table-cell>
              <table:table-cell office:value-type="float" office:value="2.67607">
                <text:p>2.67607</text:p>
              </table:table-cell>
              <table:table-cell office:value-type="float" office:value="30000000">
                <text:p>30000000</text:p>
              </table:table-cell>
              <table:table-cell office:value-type="float" office:value="2.50452">
                <text:p>2.504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000">
                <text:p>20000000</text:p>
              </table:table-cell>
              <table:table-cell office:value-type="float" office:value="6.18668">
                <text:p>6.18668</text:p>
              </table:table-cell>
              <table:table-cell office:value-type="float" office:value="20000000">
                <text:p>20000000</text:p>
              </table:table-cell>
              <table:table-cell office:value-type="float" office:value="2.57379">
                <text:p>2.57379</text:p>
              </table:table-cell>
              <table:table-cell office:value-type="float" office:value="20000000">
                <text:p>20000000</text:p>
              </table:table-cell>
              <table:table-cell office:value-type="float" office:value="2.61809">
                <text:p>2.618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">
                <text:p>10000000</text:p>
              </table:table-cell>
              <table:table-cell office:value-type="float" office:value="6.24367">
                <text:p>6.24367</text:p>
              </table:table-cell>
              <table:table-cell office:value-type="float" office:value="10000000">
                <text:p>10000000</text:p>
              </table:table-cell>
              <table:table-cell office:value-type="float" office:value="2.50127">
                <text:p>2.50127</text:p>
              </table:table-cell>
              <table:table-cell office:value-type="float" office:value="10000000">
                <text:p>10000000</text:p>
              </table:table-cell>
              <table:table-cell office:value-type="float" office:value="2.39542">
                <text:p>2.395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00">
                <text:p>9000000</text:p>
              </table:table-cell>
              <table:table-cell office:value-type="float" office:value="6.25743">
                <text:p>6.25743</text:p>
              </table:table-cell>
              <table:table-cell office:value-type="float" office:value="9000000">
                <text:p>9000000</text:p>
              </table:table-cell>
              <table:table-cell office:value-type="float" office:value="2.52397">
                <text:p>2.52397</text:p>
              </table:table-cell>
              <table:table-cell office:value-type="float" office:value="9000000">
                <text:p>9000000</text:p>
              </table:table-cell>
              <table:table-cell office:value-type="float" office:value="2.35376">
                <text:p>2.353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00">
                <text:p>8000000</text:p>
              </table:table-cell>
              <table:table-cell office:value-type="float" office:value="6.26811">
                <text:p>6.26811</text:p>
              </table:table-cell>
              <table:table-cell office:value-type="float" office:value="8000000">
                <text:p>8000000</text:p>
              </table:table-cell>
              <table:table-cell office:value-type="float" office:value="2.39223">
                <text:p>2.39223</text:p>
              </table:table-cell>
              <table:table-cell office:value-type="float" office:value="8000000">
                <text:p>8000000</text:p>
              </table:table-cell>
              <table:table-cell office:value-type="float" office:value="2.30306">
                <text:p>2.303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00">
                <text:p>7000000</text:p>
              </table:table-cell>
              <table:table-cell office:value-type="float" office:value="6.27842">
                <text:p>6.27842</text:p>
              </table:table-cell>
              <table:table-cell office:value-type="float" office:value="7000000">
                <text:p>7000000</text:p>
              </table:table-cell>
              <table:table-cell office:value-type="float" office:value="2.45213">
                <text:p>2.45213</text:p>
              </table:table-cell>
              <table:table-cell office:value-type="float" office:value="7000000">
                <text:p>7000000</text:p>
              </table:table-cell>
              <table:table-cell office:value-type="float" office:value="2.33739">
                <text:p>2.337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0000">
                <text:p>6000000</text:p>
              </table:table-cell>
              <table:table-cell office:value-type="float" office:value="6.28475">
                <text:p>6.28475</text:p>
              </table:table-cell>
              <table:table-cell office:value-type="float" office:value="6000000">
                <text:p>6000000</text:p>
              </table:table-cell>
              <table:table-cell office:value-type="float" office:value="2.3642">
                <text:p>2.3642</text:p>
              </table:table-cell>
              <table:table-cell office:value-type="float" office:value="6000000">
                <text:p>6000000</text:p>
              </table:table-cell>
              <table:table-cell office:value-type="float" office:value="2.28719">
                <text:p>2.287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0">
                <text:p>5000000</text:p>
              </table:table-cell>
              <table:table-cell office:value-type="float" office:value="6.29785">
                <text:p>6.29785</text:p>
              </table:table-cell>
              <table:table-cell office:value-type="float" office:value="5000000">
                <text:p>5000000</text:p>
              </table:table-cell>
              <table:table-cell office:value-type="float" office:value="2.32491">
                <text:p>2.32491</text:p>
              </table:table-cell>
              <table:table-cell office:value-type="float" office:value="5000000">
                <text:p>5000000</text:p>
              </table:table-cell>
              <table:table-cell office:value-type="float" office:value="2.28327">
                <text:p>2.283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00">
                <text:p>4000000</text:p>
              </table:table-cell>
              <table:table-cell office:value-type="float" office:value="6.31751">
                <text:p>6.31751</text:p>
              </table:table-cell>
              <table:table-cell office:value-type="float" office:value="4000000">
                <text:p>4000000</text:p>
              </table:table-cell>
              <table:table-cell office:value-type="float" office:value="2.28282">
                <text:p>2.28282</text:p>
              </table:table-cell>
              <table:table-cell office:value-type="float" office:value="4000000">
                <text:p>4000000</text:p>
              </table:table-cell>
              <table:table-cell office:value-type="float" office:value="2.27464">
                <text:p>2.274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000">
                <text:p>3000000</text:p>
              </table:table-cell>
              <table:table-cell office:value-type="float" office:value="6.32127">
                <text:p>6.32127</text:p>
              </table:table-cell>
              <table:table-cell office:value-type="float" office:value="3000000">
                <text:p>3000000</text:p>
              </table:table-cell>
              <table:table-cell office:value-type="float" office:value="2.28596">
                <text:p>2.28596</text:p>
              </table:table-cell>
              <table:table-cell office:value-type="float" office:value="3000000">
                <text:p>3000000</text:p>
              </table:table-cell>
              <table:table-cell office:value-type="float" office:value="2.2528">
                <text:p>2.25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00">
                <text:p>2000000</text:p>
              </table:table-cell>
              <table:table-cell office:value-type="float" office:value="6.35272">
                <text:p>6.35272</text:p>
              </table:table-cell>
              <table:table-cell office:value-type="float" office:value="2000000">
                <text:p>2000000</text:p>
              </table:table-cell>
              <table:table-cell office:value-type="float" office:value="2.29551">
                <text:p>2.29551</text:p>
              </table:table-cell>
              <table:table-cell office:value-type="float" office:value="2000000">
                <text:p>2000000</text:p>
              </table:table-cell>
              <table:table-cell office:value-type="float" office:value="2.26429">
                <text:p>2.264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">
                <text:p>1000000</text:p>
              </table:table-cell>
              <table:table-cell office:value-type="float" office:value="6.3775">
                <text:p>6.3775</text:p>
              </table:table-cell>
              <table:table-cell office:value-type="float" office:value="1000000">
                <text:p>1000000</text:p>
              </table:table-cell>
              <table:table-cell office:value-type="float" office:value="2.31562">
                <text:p>2.31562</text:p>
              </table:table-cell>
              <table:table-cell office:value-type="float" office:value="1000000">
                <text:p>1000000</text:p>
              </table:table-cell>
              <table:table-cell office:value-type="float" office:value="2.22356">
                <text:p>2.223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000">
                <text:p>900000</text:p>
              </table:table-cell>
              <table:table-cell office:value-type="float" office:value="6.38658">
                <text:p>6.38658</text:p>
              </table:table-cell>
              <table:table-cell office:value-type="float" office:value="900000">
                <text:p>900000</text:p>
              </table:table-cell>
              <table:table-cell office:value-type="float" office:value="2.3203">
                <text:p>2.3203</text:p>
              </table:table-cell>
              <table:table-cell office:value-type="float" office:value="900000">
                <text:p>900000</text:p>
              </table:table-cell>
              <table:table-cell office:value-type="float" office:value="2.20378">
                <text:p>2.203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00">
                <text:p>800000</text:p>
              </table:table-cell>
              <table:table-cell office:value-type="float" office:value="6.39222">
                <text:p>6.39222</text:p>
              </table:table-cell>
              <table:table-cell office:value-type="float" office:value="800000">
                <text:p>800000</text:p>
              </table:table-cell>
              <table:table-cell office:value-type="float" office:value="2.30896">
                <text:p>2.30896</text:p>
              </table:table-cell>
              <table:table-cell office:value-type="float" office:value="800000">
                <text:p>800000</text:p>
              </table:table-cell>
              <table:table-cell office:value-type="float" office:value="2.17146">
                <text:p>2.171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000">
                <text:p>700000</text:p>
              </table:table-cell>
              <table:table-cell office:value-type="float" office:value="6.39825">
                <text:p>6.39825</text:p>
              </table:table-cell>
              <table:table-cell office:value-type="float" office:value="700000">
                <text:p>700000</text:p>
              </table:table-cell>
              <table:table-cell office:value-type="float" office:value="2.32102">
                <text:p>2.32102</text:p>
              </table:table-cell>
              <table:table-cell office:value-type="float" office:value="700000">
                <text:p>700000</text:p>
              </table:table-cell>
              <table:table-cell office:value-type="float" office:value="2.13719">
                <text:p>2.137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00">
                <text:p>600000</text:p>
              </table:table-cell>
              <table:table-cell office:value-type="float" office:value="6.41088">
                <text:p>6.41088</text:p>
              </table:table-cell>
              <table:table-cell office:value-type="float" office:value="600000">
                <text:p>600000</text:p>
              </table:table-cell>
              <table:table-cell office:value-type="float" office:value="2.35744">
                <text:p>2.35744</text:p>
              </table:table-cell>
              <table:table-cell office:value-type="float" office:value="600000">
                <text:p>600000</text:p>
              </table:table-cell>
              <table:table-cell office:value-type="float" office:value="2.13504">
                <text:p>2.135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0">
                <text:p>500000</text:p>
              </table:table-cell>
              <table:table-cell office:value-type="float" office:value="6.42396">
                <text:p>6.42396</text:p>
              </table:table-cell>
              <table:table-cell office:value-type="float" office:value="500000">
                <text:p>500000</text:p>
              </table:table-cell>
              <table:table-cell office:value-type="float" office:value="2.34862">
                <text:p>2.34862</text:p>
              </table:table-cell>
              <table:table-cell office:value-type="float" office:value="500000">
                <text:p>500000</text:p>
              </table:table-cell>
              <table:table-cell office:value-type="float" office:value="2.15531">
                <text:p>2.155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000">
                <text:p>400000</text:p>
              </table:table-cell>
              <table:table-cell office:value-type="float" office:value="6.43984">
                <text:p>6.43984</text:p>
              </table:table-cell>
              <table:table-cell office:value-type="float" office:value="400000">
                <text:p>400000</text:p>
              </table:table-cell>
              <table:table-cell office:value-type="float" office:value="2.38494">
                <text:p>2.38494</text:p>
              </table:table-cell>
              <table:table-cell office:value-type="float" office:value="400000">
                <text:p>400000</text:p>
              </table:table-cell>
              <table:table-cell office:value-type="float" office:value="2.14129">
                <text:p>2.141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000">
                <text:p>300000</text:p>
              </table:table-cell>
              <table:table-cell office:value-type="float" office:value="6.45949">
                <text:p>6.45949</text:p>
              </table:table-cell>
              <table:table-cell office:value-type="float" office:value="300000">
                <text:p>300000</text:p>
              </table:table-cell>
              <table:table-cell office:value-type="float" office:value="2.33634">
                <text:p>2.33634</text:p>
              </table:table-cell>
              <table:table-cell office:value-type="float" office:value="300000">
                <text:p>300000</text:p>
              </table:table-cell>
              <table:table-cell office:value-type="float" office:value="2.15432">
                <text:p>2.154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00">
                <text:p>200000</text:p>
              </table:table-cell>
              <table:table-cell office:value-type="float" office:value="6.48041">
                <text:p>6.48041</text:p>
              </table:table-cell>
              <table:table-cell office:value-type="float" office:value="200000">
                <text:p>200000</text:p>
              </table:table-cell>
              <table:table-cell office:value-type="float" office:value="2.4038">
                <text:p>2.4038</text:p>
              </table:table-cell>
              <table:table-cell office:value-type="float" office:value="200000">
                <text:p>200000</text:p>
              </table:table-cell>
              <table:table-cell office:value-type="float" office:value="2.13994">
                <text:p>2.139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0">
                <text:p>100000</text:p>
              </table:table-cell>
              <table:table-cell office:value-type="float" office:value="6.528">
                <text:p>6.528</text:p>
              </table:table-cell>
              <table:table-cell office:value-type="float" office:value="100000">
                <text:p>100000</text:p>
              </table:table-cell>
              <table:table-cell office:value-type="float" office:value="2.40532">
                <text:p>2.40532</text:p>
              </table:table-cell>
              <table:table-cell office:value-type="float" office:value="100000">
                <text:p>100000</text:p>
              </table:table-cell>
              <table:table-cell office:value-type="float" office:value="2.18655">
                <text:p>2.186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000">
                <text:p>90000</text:p>
              </table:table-cell>
              <table:table-cell office:value-type="float" office:value="6.53466">
                <text:p>6.53466</text:p>
              </table:table-cell>
              <table:table-cell office:value-type="float" office:value="90000">
                <text:p>90000</text:p>
              </table:table-cell>
              <table:table-cell office:value-type="float" office:value="2.38901">
                <text:p>2.38901</text:p>
              </table:table-cell>
              <table:table-cell office:value-type="float" office:value="90000">
                <text:p>90000</text:p>
              </table:table-cell>
              <table:table-cell office:value-type="float" office:value="2.22779">
                <text:p>2.227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000">
                <text:p>80000</text:p>
              </table:table-cell>
              <table:table-cell office:value-type="float" office:value="6.5481">
                <text:p>6.5481</text:p>
              </table:table-cell>
              <table:table-cell office:value-type="float" office:value="80000">
                <text:p>80000</text:p>
              </table:table-cell>
              <table:table-cell office:value-type="float" office:value="2.35812">
                <text:p>2.35812</text:p>
              </table:table-cell>
              <table:table-cell office:value-type="float" office:value="80000">
                <text:p>80000</text:p>
              </table:table-cell>
              <table:table-cell office:value-type="float" office:value="2.20198">
                <text:p>2.201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00">
                <text:p>70000</text:p>
              </table:table-cell>
              <table:table-cell office:value-type="float" office:value="6.55178">
                <text:p>6.55178</text:p>
              </table:table-cell>
              <table:table-cell office:value-type="float" office:value="70000">
                <text:p>70000</text:p>
              </table:table-cell>
              <table:table-cell office:value-type="float" office:value="2.38875">
                <text:p>2.38875</text:p>
              </table:table-cell>
              <table:table-cell office:value-type="float" office:value="70000">
                <text:p>70000</text:p>
              </table:table-cell>
              <table:table-cell office:value-type="float" office:value="2.21618">
                <text:p>2.216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6.55415">
                <text:p>6.55415</text:p>
              </table:table-cell>
              <table:table-cell office:value-type="float" office:value="60000">
                <text:p>60000</text:p>
              </table:table-cell>
              <table:table-cell office:value-type="float" office:value="2.39443">
                <text:p>2.39443</text:p>
              </table:table-cell>
              <table:table-cell office:value-type="float" office:value="60000">
                <text:p>60000</text:p>
              </table:table-cell>
              <table:table-cell office:value-type="float" office:value="2.23506">
                <text:p>2.235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00">
                <text:p>50000</text:p>
              </table:table-cell>
              <table:table-cell office:value-type="float" office:value="6.57549">
                <text:p>6.57549</text:p>
              </table:table-cell>
              <table:table-cell office:value-type="float" office:value="50000">
                <text:p>50000</text:p>
              </table:table-cell>
              <table:table-cell office:value-type="float" office:value="2.3744">
                <text:p>2.3744</text:p>
              </table:table-cell>
              <table:table-cell office:value-type="float" office:value="50000">
                <text:p>50000</text:p>
              </table:table-cell>
              <table:table-cell office:value-type="float" office:value="2.25255">
                <text:p>2.252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0">
                <text:p>40000</text:p>
              </table:table-cell>
              <table:table-cell office:value-type="float" office:value="6.58723">
                <text:p>6.58723</text:p>
              </table:table-cell>
              <table:table-cell office:value-type="float" office:value="40000">
                <text:p>40000</text:p>
              </table:table-cell>
              <table:table-cell office:value-type="float" office:value="2.34718">
                <text:p>2.34718</text:p>
              </table:table-cell>
              <table:table-cell office:value-type="float" office:value="40000">
                <text:p>40000</text:p>
              </table:table-cell>
              <table:table-cell office:value-type="float" office:value="2.23878">
                <text:p>2.238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000">
                <text:p>30000</text:p>
              </table:table-cell>
              <table:table-cell office:value-type="float" office:value="6.60244">
                <text:p>6.60244</text:p>
              </table:table-cell>
              <table:table-cell office:value-type="float" office:value="30000">
                <text:p>30000</text:p>
              </table:table-cell>
              <table:table-cell office:value-type="float" office:value="2.39538">
                <text:p>2.39538</text:p>
              </table:table-cell>
              <table:table-cell office:value-type="float" office:value="30000">
                <text:p>30000</text:p>
              </table:table-cell>
              <table:table-cell office:value-type="float" office:value="2.23899">
                <text:p>2.238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0">
                <text:p>20000</text:p>
              </table:table-cell>
              <table:table-cell office:value-type="float" office:value="6.61896">
                <text:p>6.61896</text:p>
              </table:table-cell>
              <table:table-cell office:value-type="float" office:value="20000">
                <text:p>20000</text:p>
              </table:table-cell>
              <table:table-cell office:value-type="float" office:value="2.38602">
                <text:p>2.38602</text:p>
              </table:table-cell>
              <table:table-cell office:value-type="float" office:value="20000">
                <text:p>20000</text:p>
              </table:table-cell>
              <table:table-cell office:value-type="float" office:value="2.24746">
                <text:p>2.247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">
                <text:p>10000</text:p>
              </table:table-cell>
              <table:table-cell office:value-type="float" office:value="6.66192">
                <text:p>6.66192</text:p>
              </table:table-cell>
              <table:table-cell office:value-type="float" office:value="10000">
                <text:p>10000</text:p>
              </table:table-cell>
              <table:table-cell office:value-type="float" office:value="2.40474">
                <text:p>2.40474</text:p>
              </table:table-cell>
              <table:table-cell office:value-type="float" office:value="10000">
                <text:p>10000</text:p>
              </table:table-cell>
              <table:table-cell office:value-type="float" office:value="2.26106">
                <text:p>2.261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00">
                <text:p>9000</text:p>
              </table:table-cell>
              <table:table-cell office:value-type="float" office:value="6.66827">
                <text:p>6.66827</text:p>
              </table:table-cell>
              <table:table-cell office:value-type="float" office:value="9000">
                <text:p>9000</text:p>
              </table:table-cell>
              <table:table-cell office:value-type="float" office:value="2.40424">
                <text:p>2.40424</text:p>
              </table:table-cell>
              <table:table-cell office:value-type="float" office:value="9000">
                <text:p>9000</text:p>
              </table:table-cell>
              <table:table-cell office:value-type="float" office:value="2.23037">
                <text:p>2.230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6.67805">
                <text:p>6.67805</text:p>
              </table:table-cell>
              <table:table-cell office:value-type="float" office:value="8000">
                <text:p>8000</text:p>
              </table:table-cell>
              <table:table-cell office:value-type="float" office:value="2.43018">
                <text:p>2.43018</text:p>
              </table:table-cell>
              <table:table-cell office:value-type="float" office:value="8000">
                <text:p>8000</text:p>
              </table:table-cell>
              <table:table-cell office:value-type="float" office:value="2.223">
                <text:p>2.2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00">
                <text:p>7000</text:p>
              </table:table-cell>
              <table:table-cell office:value-type="float" office:value="6.68006">
                <text:p>6.68006</text:p>
              </table:table-cell>
              <table:table-cell office:value-type="float" office:value="7000">
                <text:p>7000</text:p>
              </table:table-cell>
              <table:table-cell office:value-type="float" office:value="2.44201">
                <text:p>2.44201</text:p>
              </table:table-cell>
              <table:table-cell office:value-type="float" office:value="7000">
                <text:p>7000</text:p>
              </table:table-cell>
              <table:table-cell office:value-type="float" office:value="2.2067">
                <text:p>2.20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">
                <text:p>6000</text:p>
              </table:table-cell>
              <table:table-cell office:value-type="float" office:value="6.69362">
                <text:p>6.69362</text:p>
              </table:table-cell>
              <table:table-cell office:value-type="float" office:value="6000">
                <text:p>6000</text:p>
              </table:table-cell>
              <table:table-cell office:value-type="float" office:value="2.4967">
                <text:p>2.4967</text:p>
              </table:table-cell>
              <table:table-cell office:value-type="float" office:value="6000">
                <text:p>6000</text:p>
              </table:table-cell>
              <table:table-cell office:value-type="float" office:value="2.18918">
                <text:p>2.189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00">
                <text:p>5000</text:p>
              </table:table-cell>
              <table:table-cell office:value-type="float" office:value="6.70646">
                <text:p>6.70646</text:p>
              </table:table-cell>
              <table:table-cell office:value-type="float" office:value="5000">
                <text:p>5000</text:p>
              </table:table-cell>
              <table:table-cell office:value-type="float" office:value="2.45882">
                <text:p>2.45882</text:p>
              </table:table-cell>
              <table:table-cell office:value-type="float" office:value="5000">
                <text:p>5000</text:p>
              </table:table-cell>
              <table:table-cell office:value-type="float" office:value="2.2011">
                <text:p>2.20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00">
                <text:p>4000</text:p>
              </table:table-cell>
              <table:table-cell office:value-type="float" office:value="6.71928">
                <text:p>6.71928</text:p>
              </table:table-cell>
              <table:table-cell office:value-type="float" office:value="4000">
                <text:p>4000</text:p>
              </table:table-cell>
              <table:table-cell office:value-type="float" office:value="2.53359">
                <text:p>2.53359</text:p>
              </table:table-cell>
              <table:table-cell office:value-type="float" office:value="4000">
                <text:p>4000</text:p>
              </table:table-cell>
              <table:table-cell office:value-type="float" office:value="2.18046">
                <text:p>2.180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00">
                <text:p>3000</text:p>
              </table:table-cell>
              <table:table-cell office:value-type="float" office:value="6.73021">
                <text:p>6.73021</text:p>
              </table:table-cell>
              <table:table-cell office:value-type="float" office:value="3000">
                <text:p>3000</text:p>
              </table:table-cell>
              <table:table-cell office:value-type="float" office:value="2.52676">
                <text:p>2.52676</text:p>
              </table:table-cell>
              <table:table-cell office:value-type="float" office:value="3000">
                <text:p>3000</text:p>
              </table:table-cell>
              <table:table-cell office:value-type="float" office:value="2.18551">
                <text:p>2.185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0">
                <text:p>2000</text:p>
              </table:table-cell>
              <table:table-cell office:value-type="float" office:value="6.77382">
                <text:p>6.77382</text:p>
              </table:table-cell>
              <table:table-cell office:value-type="float" office:value="2000">
                <text:p>2000</text:p>
              </table:table-cell>
              <table:table-cell office:value-type="float" office:value="2.49724">
                <text:p>2.49724</text:p>
              </table:table-cell>
              <table:table-cell office:value-type="float" office:value="2000">
                <text:p>2000</text:p>
              </table:table-cell>
              <table:table-cell office:value-type="float" office:value="2.19326">
                <text:p>2.193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">
                <text:p>1000</text:p>
              </table:table-cell>
              <table:table-cell office:value-type="float" office:value="6.80674">
                <text:p>6.80674</text:p>
              </table:table-cell>
              <table:table-cell office:value-type="float" office:value="1000">
                <text:p>1000</text:p>
              </table:table-cell>
              <table:table-cell office:value-type="float" office:value="2.55789">
                <text:p>2.55789</text:p>
              </table:table-cell>
              <table:table-cell office:value-type="float" office:value="1000">
                <text:p>1000</text:p>
              </table:table-cell>
              <table:table-cell office:value-type="float" office:value="2.22908">
                <text:p>2.229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">
                <text:p>900</text:p>
              </table:table-cell>
              <table:table-cell office:value-type="float" office:value="6.81371">
                <text:p>6.81371</text:p>
              </table:table-cell>
              <table:table-cell office:value-type="float" office:value="900">
                <text:p>900</text:p>
              </table:table-cell>
              <table:table-cell office:value-type="float" office:value="2.53911">
                <text:p>2.53911</text:p>
              </table:table-cell>
              <table:table-cell office:value-type="float" office:value="900">
                <text:p>900</text:p>
              </table:table-cell>
              <table:table-cell office:value-type="float" office:value="2.1993">
                <text:p>2.19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0">
                <text:p>800</text:p>
              </table:table-cell>
              <table:table-cell office:value-type="float" office:value="6.81956">
                <text:p>6.81956</text:p>
              </table:table-cell>
              <table:table-cell office:value-type="float" office:value="800">
                <text:p>800</text:p>
              </table:table-cell>
              <table:table-cell office:value-type="float" office:value="2.54553">
                <text:p>2.54553</text:p>
              </table:table-cell>
              <table:table-cell office:value-type="float" office:value="800">
                <text:p>800</text:p>
              </table:table-cell>
              <table:table-cell office:value-type="float" office:value="2.23859">
                <text:p>2.238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0">
                <text:p>700</text:p>
              </table:table-cell>
              <table:table-cell office:value-type="float" office:value="6.84604">
                <text:p>6.84604</text:p>
              </table:table-cell>
              <table:table-cell office:value-type="float" office:value="700">
                <text:p>700</text:p>
              </table:table-cell>
              <table:table-cell office:value-type="float" office:value="2.56213">
                <text:p>2.56213</text:p>
              </table:table-cell>
              <table:table-cell office:value-type="float" office:value="700">
                <text:p>700</text:p>
              </table:table-cell>
              <table:table-cell office:value-type="float" office:value="2.28134">
                <text:p>2.281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">
                <text:p>600</text:p>
              </table:table-cell>
              <table:table-cell office:value-type="float" office:value="6.85523">
                <text:p>6.85523</text:p>
              </table:table-cell>
              <table:table-cell office:value-type="float" office:value="600">
                <text:p>600</text:p>
              </table:table-cell>
              <table:table-cell office:value-type="float" office:value="2.54373">
                <text:p>2.54373</text:p>
              </table:table-cell>
              <table:table-cell office:value-type="float" office:value="600">
                <text:p>600</text:p>
              </table:table-cell>
              <table:table-cell office:value-type="float" office:value="2.30377">
                <text:p>2.303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6.87203">
                <text:p>6.87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2.2899">
                <text:p>2.28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0">
                <text:p>400</text:p>
              </table:table-cell>
              <table:table-cell office:value-type="float" office:value="6.88886">
                <text:p>6.88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2.32984">
                <text:p>2.329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0">
                <text:p>300</text:p>
              </table:table-cell>
              <table:table-cell office:value-type="float" office:value="6.9199">
                <text:p>6.9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2.31926">
                <text:p>2.319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0">
                <text:p>200</text:p>
              </table:table-cell>
              <table:table-cell office:value-type="float" office:value="6.97794">
                <text:p>6.97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2.32339">
                <text:p>2.323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">
                <text:p>100</text:p>
              </table:table-cell>
              <table:table-cell office:value-type="float" office:value="7.12084">
                <text:p>7.1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2.35537">
                <text:p>2.355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">
                <text:p>90</text:p>
              </table:table-cell>
              <table:table-cell office:value-type="float" office:value="7.15041">
                <text:p>7.15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2.39246">
                <text:p>2.392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0">
                <text:p>80</text:p>
              </table:table-cell>
              <table:table-cell office:value-type="float" office:value="7.17527">
                <text:p>7.17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2.39585">
                <text:p>2.395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0">
                <text:p>70</text:p>
              </table:table-cell>
              <table:table-cell office:value-type="float" office:value="7.21246">
                <text:p>7.2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2.38592">
                <text:p>2.385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7.27048">
                <text:p>7.27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2.39444">
                <text:p>2.394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7.35341">
                <text:p>7.35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.39125">
                <text:p>2.39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">
                <text:p>40</text:p>
              </table:table-cell>
              <table:table-cell office:value-type="float" office:value="7.4529">
                <text:p>7.4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2.44297">
                <text:p>2.442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">
                <text:p>30</text:p>
              </table:table-cell>
              <table:table-cell office:value-type="float" office:value="7.61664">
                <text:p>7.6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2.56141">
                <text:p>2.561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7.9212">
                <text:p>7.9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.75717">
                <text:p>2.757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8.88321">
                <text:p>8.88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3.63032">
                <text:p>3.630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">
                <text:p>9</text:p>
              </table:table-cell>
              <table:table-cell office:value-type="float" office:value="9.0891">
                <text:p>9.0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.79519">
                <text:p>3.795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">
                <text:p>8</text:p>
              </table:table-cell>
              <table:table-cell office:value-type="float" office:value="9.35238">
                <text:p>9.35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4.12667">
                <text:p>4.12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4.6369">
                <text:p>4.6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5.22152">
                <text:p>5.221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6.03726">
                <text:p>6.037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7.57246">
                <text:p>7.572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0.507">
                <text:p>10.5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2" chart:maximum="3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19cm" svg:y="0.316cm" chart:style-name="ch2">
          <text:p>Driver-Sort</text:p>
        </chart:title>
        <chart:legend chart:legend-position="end" svg:x="11.137cm" svg:y="3.952cm" style:legend-expansion="high" chart:style-name="ch3"/>
        <chart:plot-area chart:style-name="ch4" table:cell-range-address="100m_sort.E73:100m_sort.F122 100m_sort.B71:100m_sort.B71 100m_sort.C125:100m_sort.C125 100m_sort.F127:100m_sort.F197" chart:data-source-has-labels="row" svg:x="0.32cm" svg:y="1.275cm" svg:width="10.497cm" svg:height="7.545cm">
          <chartooo:coordinate-region svg:x="1.154cm" svg:y="1.474cm" svg:width="8.935cm" svg:height="6.30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100m_sort.F73:100m_sort.F122" chart:label-cell-address="100m_sort.B71:100m_sort.B71" chart:class="chart:scatter">
            <chart:domain table:cell-range-address="100m_sort.E73:100m_sort.E122"/>
            <chart:data-point chart:repeated="50"/>
          </chart:series>
          <chart:series chart:style-name="ch9" chart:values-cell-range-address="100m_sort.F127:100m_sort.F197" chart:label-cell-address="100m_sort.C125:100m_sort.C125" chart:class="chart:scatter">
            <chart:domain table:cell-range-address="100m_sort.E127:100m_sort.E197"/>
            <chart:data-point chart:repeated="7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entralized 4 Thread</text:p>
                <draw:g>
                  <svg:desc>100m_sort.B71:100m_sort.B7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Decentralized 4 Thread</text:p>
                <draw:g>
                  <svg:desc>100m_sort.C125:100m_sort.C1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0">
                <text:p>100000000</text:p>
                <draw:g>
                  <svg:desc>100m_sort.E73:100m_sort.E122</svg:desc>
                </draw:g>
              </table:table-cell>
              <table:table-cell office:value-type="float" office:value="4.7303">
                <text:p>4.7303</text:p>
                <draw:g>
                  <svg:desc>100m_sort.F73:100m_sort.F122</svg:desc>
                </draw:g>
              </table:table-cell>
              <table:table-cell office:value-type="float" office:value="100000000">
                <text:p>100000000</text:p>
                <draw:g>
                  <svg:desc>100m_sort.E127:100m_sort.E197</svg:desc>
                </draw:g>
              </table:table-cell>
              <table:table-cell office:value-type="float" office:value="4.67893">
                <text:p>4.67893</text:p>
                <draw:g>
                  <svg:desc>100m_sort.F127:100m_sort.F1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0000">
                <text:p>90000000</text:p>
              </table:table-cell>
              <table:table-cell office:value-type="float" office:value="4.74635">
                <text:p>4.74635</text:p>
              </table:table-cell>
              <table:table-cell office:value-type="float" office:value="90000000">
                <text:p>90000000</text:p>
              </table:table-cell>
              <table:table-cell office:value-type="float" office:value="4.68058">
                <text:p>4.68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0000">
                <text:p>80000000</text:p>
              </table:table-cell>
              <table:table-cell office:value-type="float" office:value="4.42717">
                <text:p>4.42717</text:p>
              </table:table-cell>
              <table:table-cell office:value-type="float" office:value="80000000">
                <text:p>80000000</text:p>
              </table:table-cell>
              <table:table-cell office:value-type="float" office:value="4.38876">
                <text:p>4.388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0000">
                <text:p>70000000</text:p>
              </table:table-cell>
              <table:table-cell office:value-type="float" office:value="4.22505">
                <text:p>4.22505</text:p>
              </table:table-cell>
              <table:table-cell office:value-type="float" office:value="70000000">
                <text:p>70000000</text:p>
              </table:table-cell>
              <table:table-cell office:value-type="float" office:value="4.12017">
                <text:p>4.12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0000">
                <text:p>60000000</text:p>
              </table:table-cell>
              <table:table-cell office:value-type="float" office:value="3.52481">
                <text:p>3.52481</text:p>
              </table:table-cell>
              <table:table-cell office:value-type="float" office:value="60000000">
                <text:p>60000000</text:p>
              </table:table-cell>
              <table:table-cell office:value-type="float" office:value="3.40016">
                <text:p>3.40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3.09815">
                <text:p>3.09815</text:p>
              </table:table-cell>
              <table:table-cell office:value-type="float" office:value="50000000">
                <text:p>50000000</text:p>
              </table:table-cell>
              <table:table-cell office:value-type="float" office:value="2.92928">
                <text:p>2.92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00">
                <text:p>40000000</text:p>
              </table:table-cell>
              <table:table-cell office:value-type="float" office:value="2.88092">
                <text:p>2.88092</text:p>
              </table:table-cell>
              <table:table-cell office:value-type="float" office:value="40000000">
                <text:p>40000000</text:p>
              </table:table-cell>
              <table:table-cell office:value-type="float" office:value="2.76523">
                <text:p>2.76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00">
                <text:p>30000000</text:p>
              </table:table-cell>
              <table:table-cell office:value-type="float" office:value="2.67607">
                <text:p>2.67607</text:p>
              </table:table-cell>
              <table:table-cell office:value-type="float" office:value="30000000">
                <text:p>30000000</text:p>
              </table:table-cell>
              <table:table-cell office:value-type="float" office:value="2.50452">
                <text:p>2.504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000">
                <text:p>20000000</text:p>
              </table:table-cell>
              <table:table-cell office:value-type="float" office:value="2.57379">
                <text:p>2.57379</text:p>
              </table:table-cell>
              <table:table-cell office:value-type="float" office:value="20000000">
                <text:p>20000000</text:p>
              </table:table-cell>
              <table:table-cell office:value-type="float" office:value="2.61809">
                <text:p>2.618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">
                <text:p>10000000</text:p>
              </table:table-cell>
              <table:table-cell office:value-type="float" office:value="2.50127">
                <text:p>2.50127</text:p>
              </table:table-cell>
              <table:table-cell office:value-type="float" office:value="10000000">
                <text:p>10000000</text:p>
              </table:table-cell>
              <table:table-cell office:value-type="float" office:value="2.39542">
                <text:p>2.395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00">
                <text:p>9000000</text:p>
              </table:table-cell>
              <table:table-cell office:value-type="float" office:value="2.52397">
                <text:p>2.52397</text:p>
              </table:table-cell>
              <table:table-cell office:value-type="float" office:value="9000000">
                <text:p>9000000</text:p>
              </table:table-cell>
              <table:table-cell office:value-type="float" office:value="2.35376">
                <text:p>2.353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00">
                <text:p>8000000</text:p>
              </table:table-cell>
              <table:table-cell office:value-type="float" office:value="2.39223">
                <text:p>2.39223</text:p>
              </table:table-cell>
              <table:table-cell office:value-type="float" office:value="8000000">
                <text:p>8000000</text:p>
              </table:table-cell>
              <table:table-cell office:value-type="float" office:value="2.30306">
                <text:p>2.303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00">
                <text:p>7000000</text:p>
              </table:table-cell>
              <table:table-cell office:value-type="float" office:value="2.45213">
                <text:p>2.45213</text:p>
              </table:table-cell>
              <table:table-cell office:value-type="float" office:value="7000000">
                <text:p>7000000</text:p>
              </table:table-cell>
              <table:table-cell office:value-type="float" office:value="2.33739">
                <text:p>2.337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0000">
                <text:p>6000000</text:p>
              </table:table-cell>
              <table:table-cell office:value-type="float" office:value="2.3642">
                <text:p>2.3642</text:p>
              </table:table-cell>
              <table:table-cell office:value-type="float" office:value="6000000">
                <text:p>6000000</text:p>
              </table:table-cell>
              <table:table-cell office:value-type="float" office:value="2.28719">
                <text:p>2.287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0">
                <text:p>5000000</text:p>
              </table:table-cell>
              <table:table-cell office:value-type="float" office:value="2.32491">
                <text:p>2.32491</text:p>
              </table:table-cell>
              <table:table-cell office:value-type="float" office:value="5000000">
                <text:p>5000000</text:p>
              </table:table-cell>
              <table:table-cell office:value-type="float" office:value="2.28327">
                <text:p>2.283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00">
                <text:p>4000000</text:p>
              </table:table-cell>
              <table:table-cell office:value-type="float" office:value="2.28282">
                <text:p>2.28282</text:p>
              </table:table-cell>
              <table:table-cell office:value-type="float" office:value="4000000">
                <text:p>4000000</text:p>
              </table:table-cell>
              <table:table-cell office:value-type="float" office:value="2.27464">
                <text:p>2.274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000">
                <text:p>3000000</text:p>
              </table:table-cell>
              <table:table-cell office:value-type="float" office:value="2.28596">
                <text:p>2.28596</text:p>
              </table:table-cell>
              <table:table-cell office:value-type="float" office:value="3000000">
                <text:p>3000000</text:p>
              </table:table-cell>
              <table:table-cell office:value-type="float" office:value="2.2528">
                <text:p>2.25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00">
                <text:p>2000000</text:p>
              </table:table-cell>
              <table:table-cell office:value-type="float" office:value="2.29551">
                <text:p>2.29551</text:p>
              </table:table-cell>
              <table:table-cell office:value-type="float" office:value="2000000">
                <text:p>2000000</text:p>
              </table:table-cell>
              <table:table-cell office:value-type="float" office:value="2.26429">
                <text:p>2.264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">
                <text:p>1000000</text:p>
              </table:table-cell>
              <table:table-cell office:value-type="float" office:value="2.31562">
                <text:p>2.31562</text:p>
              </table:table-cell>
              <table:table-cell office:value-type="float" office:value="1000000">
                <text:p>1000000</text:p>
              </table:table-cell>
              <table:table-cell office:value-type="float" office:value="2.22356">
                <text:p>2.223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000">
                <text:p>900000</text:p>
              </table:table-cell>
              <table:table-cell office:value-type="float" office:value="2.3203">
                <text:p>2.3203</text:p>
              </table:table-cell>
              <table:table-cell office:value-type="float" office:value="900000">
                <text:p>900000</text:p>
              </table:table-cell>
              <table:table-cell office:value-type="float" office:value="2.20378">
                <text:p>2.203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00">
                <text:p>800000</text:p>
              </table:table-cell>
              <table:table-cell office:value-type="float" office:value="2.30896">
                <text:p>2.30896</text:p>
              </table:table-cell>
              <table:table-cell office:value-type="float" office:value="800000">
                <text:p>800000</text:p>
              </table:table-cell>
              <table:table-cell office:value-type="float" office:value="2.17146">
                <text:p>2.171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000">
                <text:p>700000</text:p>
              </table:table-cell>
              <table:table-cell office:value-type="float" office:value="2.32102">
                <text:p>2.32102</text:p>
              </table:table-cell>
              <table:table-cell office:value-type="float" office:value="700000">
                <text:p>700000</text:p>
              </table:table-cell>
              <table:table-cell office:value-type="float" office:value="2.13719">
                <text:p>2.137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00">
                <text:p>600000</text:p>
              </table:table-cell>
              <table:table-cell office:value-type="float" office:value="2.35744">
                <text:p>2.35744</text:p>
              </table:table-cell>
              <table:table-cell office:value-type="float" office:value="600000">
                <text:p>600000</text:p>
              </table:table-cell>
              <table:table-cell office:value-type="float" office:value="2.13504">
                <text:p>2.135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0">
                <text:p>500000</text:p>
              </table:table-cell>
              <table:table-cell office:value-type="float" office:value="2.34862">
                <text:p>2.34862</text:p>
              </table:table-cell>
              <table:table-cell office:value-type="float" office:value="500000">
                <text:p>500000</text:p>
              </table:table-cell>
              <table:table-cell office:value-type="float" office:value="2.15531">
                <text:p>2.155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000">
                <text:p>400000</text:p>
              </table:table-cell>
              <table:table-cell office:value-type="float" office:value="2.38494">
                <text:p>2.38494</text:p>
              </table:table-cell>
              <table:table-cell office:value-type="float" office:value="400000">
                <text:p>400000</text:p>
              </table:table-cell>
              <table:table-cell office:value-type="float" office:value="2.14129">
                <text:p>2.141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000">
                <text:p>300000</text:p>
              </table:table-cell>
              <table:table-cell office:value-type="float" office:value="2.33634">
                <text:p>2.33634</text:p>
              </table:table-cell>
              <table:table-cell office:value-type="float" office:value="300000">
                <text:p>300000</text:p>
              </table:table-cell>
              <table:table-cell office:value-type="float" office:value="2.15432">
                <text:p>2.154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00">
                <text:p>200000</text:p>
              </table:table-cell>
              <table:table-cell office:value-type="float" office:value="2.4038">
                <text:p>2.4038</text:p>
              </table:table-cell>
              <table:table-cell office:value-type="float" office:value="200000">
                <text:p>200000</text:p>
              </table:table-cell>
              <table:table-cell office:value-type="float" office:value="2.13994">
                <text:p>2.139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0">
                <text:p>100000</text:p>
              </table:table-cell>
              <table:table-cell office:value-type="float" office:value="2.40532">
                <text:p>2.40532</text:p>
              </table:table-cell>
              <table:table-cell office:value-type="float" office:value="100000">
                <text:p>100000</text:p>
              </table:table-cell>
              <table:table-cell office:value-type="float" office:value="2.18655">
                <text:p>2.186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000">
                <text:p>90000</text:p>
              </table:table-cell>
              <table:table-cell office:value-type="float" office:value="2.38901">
                <text:p>2.38901</text:p>
              </table:table-cell>
              <table:table-cell office:value-type="float" office:value="90000">
                <text:p>90000</text:p>
              </table:table-cell>
              <table:table-cell office:value-type="float" office:value="2.22779">
                <text:p>2.227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000">
                <text:p>80000</text:p>
              </table:table-cell>
              <table:table-cell office:value-type="float" office:value="2.35812">
                <text:p>2.35812</text:p>
              </table:table-cell>
              <table:table-cell office:value-type="float" office:value="80000">
                <text:p>80000</text:p>
              </table:table-cell>
              <table:table-cell office:value-type="float" office:value="2.20198">
                <text:p>2.201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00">
                <text:p>70000</text:p>
              </table:table-cell>
              <table:table-cell office:value-type="float" office:value="2.38875">
                <text:p>2.38875</text:p>
              </table:table-cell>
              <table:table-cell office:value-type="float" office:value="70000">
                <text:p>70000</text:p>
              </table:table-cell>
              <table:table-cell office:value-type="float" office:value="2.21618">
                <text:p>2.216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2.39443">
                <text:p>2.39443</text:p>
              </table:table-cell>
              <table:table-cell office:value-type="float" office:value="60000">
                <text:p>60000</text:p>
              </table:table-cell>
              <table:table-cell office:value-type="float" office:value="2.23506">
                <text:p>2.235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00">
                <text:p>50000</text:p>
              </table:table-cell>
              <table:table-cell office:value-type="float" office:value="2.3744">
                <text:p>2.3744</text:p>
              </table:table-cell>
              <table:table-cell office:value-type="float" office:value="50000">
                <text:p>50000</text:p>
              </table:table-cell>
              <table:table-cell office:value-type="float" office:value="2.25255">
                <text:p>2.252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0">
                <text:p>40000</text:p>
              </table:table-cell>
              <table:table-cell office:value-type="float" office:value="2.34718">
                <text:p>2.34718</text:p>
              </table:table-cell>
              <table:table-cell office:value-type="float" office:value="40000">
                <text:p>40000</text:p>
              </table:table-cell>
              <table:table-cell office:value-type="float" office:value="2.23878">
                <text:p>2.238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000">
                <text:p>30000</text:p>
              </table:table-cell>
              <table:table-cell office:value-type="float" office:value="2.39538">
                <text:p>2.39538</text:p>
              </table:table-cell>
              <table:table-cell office:value-type="float" office:value="30000">
                <text:p>30000</text:p>
              </table:table-cell>
              <table:table-cell office:value-type="float" office:value="2.23899">
                <text:p>2.238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0">
                <text:p>20000</text:p>
              </table:table-cell>
              <table:table-cell office:value-type="float" office:value="2.38602">
                <text:p>2.38602</text:p>
              </table:table-cell>
              <table:table-cell office:value-type="float" office:value="20000">
                <text:p>20000</text:p>
              </table:table-cell>
              <table:table-cell office:value-type="float" office:value="2.24746">
                <text:p>2.247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">
                <text:p>10000</text:p>
              </table:table-cell>
              <table:table-cell office:value-type="float" office:value="2.40474">
                <text:p>2.40474</text:p>
              </table:table-cell>
              <table:table-cell office:value-type="float" office:value="10000">
                <text:p>10000</text:p>
              </table:table-cell>
              <table:table-cell office:value-type="float" office:value="2.26106">
                <text:p>2.261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00">
                <text:p>9000</text:p>
              </table:table-cell>
              <table:table-cell office:value-type="float" office:value="2.40424">
                <text:p>2.40424</text:p>
              </table:table-cell>
              <table:table-cell office:value-type="float" office:value="9000">
                <text:p>9000</text:p>
              </table:table-cell>
              <table:table-cell office:value-type="float" office:value="2.23037">
                <text:p>2.230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2.43018">
                <text:p>2.43018</text:p>
              </table:table-cell>
              <table:table-cell office:value-type="float" office:value="8000">
                <text:p>8000</text:p>
              </table:table-cell>
              <table:table-cell office:value-type="float" office:value="2.223">
                <text:p>2.2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00">
                <text:p>7000</text:p>
              </table:table-cell>
              <table:table-cell office:value-type="float" office:value="2.44201">
                <text:p>2.44201</text:p>
              </table:table-cell>
              <table:table-cell office:value-type="float" office:value="7000">
                <text:p>7000</text:p>
              </table:table-cell>
              <table:table-cell office:value-type="float" office:value="2.2067">
                <text:p>2.20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">
                <text:p>6000</text:p>
              </table:table-cell>
              <table:table-cell office:value-type="float" office:value="2.4967">
                <text:p>2.4967</text:p>
              </table:table-cell>
              <table:table-cell office:value-type="float" office:value="6000">
                <text:p>6000</text:p>
              </table:table-cell>
              <table:table-cell office:value-type="float" office:value="2.18918">
                <text:p>2.189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00">
                <text:p>5000</text:p>
              </table:table-cell>
              <table:table-cell office:value-type="float" office:value="2.45882">
                <text:p>2.45882</text:p>
              </table:table-cell>
              <table:table-cell office:value-type="float" office:value="5000">
                <text:p>5000</text:p>
              </table:table-cell>
              <table:table-cell office:value-type="float" office:value="2.2011">
                <text:p>2.20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00">
                <text:p>4000</text:p>
              </table:table-cell>
              <table:table-cell office:value-type="float" office:value="2.53359">
                <text:p>2.53359</text:p>
              </table:table-cell>
              <table:table-cell office:value-type="float" office:value="4000">
                <text:p>4000</text:p>
              </table:table-cell>
              <table:table-cell office:value-type="float" office:value="2.18046">
                <text:p>2.180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00">
                <text:p>3000</text:p>
              </table:table-cell>
              <table:table-cell office:value-type="float" office:value="2.52676">
                <text:p>2.52676</text:p>
              </table:table-cell>
              <table:table-cell office:value-type="float" office:value="3000">
                <text:p>3000</text:p>
              </table:table-cell>
              <table:table-cell office:value-type="float" office:value="2.18551">
                <text:p>2.185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0">
                <text:p>2000</text:p>
              </table:table-cell>
              <table:table-cell office:value-type="float" office:value="2.49724">
                <text:p>2.49724</text:p>
              </table:table-cell>
              <table:table-cell office:value-type="float" office:value="2000">
                <text:p>2000</text:p>
              </table:table-cell>
              <table:table-cell office:value-type="float" office:value="2.19326">
                <text:p>2.193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">
                <text:p>1000</text:p>
              </table:table-cell>
              <table:table-cell office:value-type="float" office:value="2.55789">
                <text:p>2.55789</text:p>
              </table:table-cell>
              <table:table-cell office:value-type="float" office:value="1000">
                <text:p>1000</text:p>
              </table:table-cell>
              <table:table-cell office:value-type="float" office:value="2.22908">
                <text:p>2.229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">
                <text:p>900</text:p>
              </table:table-cell>
              <table:table-cell office:value-type="float" office:value="2.53911">
                <text:p>2.53911</text:p>
              </table:table-cell>
              <table:table-cell office:value-type="float" office:value="900">
                <text:p>900</text:p>
              </table:table-cell>
              <table:table-cell office:value-type="float" office:value="2.1993">
                <text:p>2.19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0">
                <text:p>800</text:p>
              </table:table-cell>
              <table:table-cell office:value-type="float" office:value="2.54553">
                <text:p>2.54553</text:p>
              </table:table-cell>
              <table:table-cell office:value-type="float" office:value="800">
                <text:p>800</text:p>
              </table:table-cell>
              <table:table-cell office:value-type="float" office:value="2.23859">
                <text:p>2.238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0">
                <text:p>700</text:p>
              </table:table-cell>
              <table:table-cell office:value-type="float" office:value="2.56213">
                <text:p>2.56213</text:p>
              </table:table-cell>
              <table:table-cell office:value-type="float" office:value="700">
                <text:p>700</text:p>
              </table:table-cell>
              <table:table-cell office:value-type="float" office:value="2.28134">
                <text:p>2.281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">
                <text:p>600</text:p>
              </table:table-cell>
              <table:table-cell office:value-type="float" office:value="2.54373">
                <text:p>2.54373</text:p>
              </table:table-cell>
              <table:table-cell office:value-type="float" office:value="600">
                <text:p>600</text:p>
              </table:table-cell>
              <table:table-cell office:value-type="float" office:value="2.30377">
                <text:p>2.303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2.2899">
                <text:p>2.2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2.32984">
                <text:p>2.329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2.31926">
                <text:p>2.31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2.32339">
                <text:p>2.32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2.35537">
                <text:p>2.355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2.39246">
                <text:p>2.392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2.39585">
                <text:p>2.395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2.38592">
                <text:p>2.385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2.39444">
                <text:p>2.394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.39125">
                <text:p>2.39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2.44297">
                <text:p>2.442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2.56141">
                <text:p>2.561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.75717">
                <text:p>2.757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3.63032">
                <text:p>3.630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.79519">
                <text:p>3.79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4.12667">
                <text:p>4.12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4.6369">
                <text:p>4.6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5.22152">
                <text:p>5.221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6.03726">
                <text:p>6.037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7.57246">
                <text:p>7.572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0.507">
                <text:p>10.5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